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752cm" table:align="margins"/>
    </style:style>
    <style:style style:name="Table1.A" style:family="table-column">
      <style:table-column-properties style:column-width="16.752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officeooo:paragraph-rsid="00d83308" style:font-size-asian="12pt" style:font-weight-asian="bold" style:font-weight-complex="bold"/>
    </style:style>
    <style:style style:name="P4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5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7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8" style:family="paragraph" style:parent-style-name="Normal">
      <style:text-properties officeooo:rsid="00358558" officeooo:paragraph-rsid="01f6343a"/>
    </style:style>
    <style:style style:name="P9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1" style:family="paragraph" style:parent-style-name="Normal">
      <style:text-properties fo:font-style="italic" officeooo:rsid="003a2dc9" officeooo:paragraph-rsid="01f6343a" style:font-style-asian="italic"/>
    </style:style>
    <style:style style:name="P12" style:family="paragraph" style:parent-style-name="Normal">
      <style:text-properties fo:font-style="italic" officeooo:rsid="003b0e17" officeooo:paragraph-rsid="01f6343a" style:font-style-asian="italic"/>
    </style:style>
    <style:style style:name="P13" style:family="paragraph" style:parent-style-name="Normal">
      <style:text-properties fo:font-style="italic" officeooo:paragraph-rsid="01f6343a" style:font-style-asian="italic"/>
    </style:style>
    <style:style style:name="P14" style:family="paragraph" style:parent-style-name="Normal">
      <style:text-properties fo:font-style="italic" officeooo:paragraph-rsid="021ac7bf" style:font-style-asian="italic"/>
    </style:style>
    <style:style style:name="P15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16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17" style:family="paragraph" style:parent-style-name="Normal">
      <style:paragraph-properties fo:text-align="justify" style:justify-single-word="false"/>
      <style:text-properties officeooo:paragraph-rsid="01f6343a"/>
    </style:style>
    <style:style style:name="P18" style:family="paragraph" style:parent-style-name="Normal">
      <style:paragraph-properties fo:text-align="justify" style:justify-single-word="false"/>
      <style:text-properties officeooo:paragraph-rsid="02117f9b"/>
    </style:style>
    <style:style style:name="P19" style:family="paragraph" style:parent-style-name="Normal">
      <style:text-properties officeooo:paragraph-rsid="01f6343a"/>
    </style:style>
    <style:style style:name="P20" style:family="paragraph" style:parent-style-name="Normal">
      <style:text-properties fo:font-weight="bold" officeooo:paragraph-rsid="02031a0c" style:font-weight-asian="bold" style:font-weight-complex="bold"/>
    </style:style>
    <style:style style:name="P21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2" style:family="paragraph" style:parent-style-name="Normal">
      <style:text-properties officeooo:paragraph-rsid="021ac7bf"/>
    </style:style>
    <style:style style:name="P23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0e3223e"/>
    </style:style>
    <style:style style:name="P24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136a5a6"/>
    </style:style>
    <style:style style:name="P25" style:family="paragraph" style:parent-style-name="Paragraphe_20_de_20_liste">
      <style:paragraph-properties fo:margin-left="0cm" fo:margin-right="0cm" fo:text-indent="0cm" style:auto-text-indent="false"/>
      <style:text-properties officeooo:paragraph-rsid="01de2f80"/>
    </style:style>
    <style:style style:name="P26" style:family="paragraph" style:parent-style-name="Paragraphe_20_de_20_liste">
      <style:paragraph-properties fo:margin-left="0cm" fo:margin-right="0cm" fo:text-indent="0cm" style:auto-text-indent="false"/>
      <style:text-properties officeooo:paragraph-rsid="01f1c5e5"/>
    </style:style>
    <style:style style:name="P27" style:family="paragraph" style:parent-style-name="Paragraphe_20_de_20_liste">
      <style:paragraph-properties fo:margin-left="0cm" fo:margin-right="0cm" fo:text-indent="0cm" style:auto-text-indent="false"/>
      <style:text-properties officeooo:paragraph-rsid="01ee33be"/>
    </style:style>
    <style:style style:name="P28" style:family="paragraph" style:parent-style-name="Paragraphe_20_de_20_liste">
      <style:paragraph-properties fo:margin-left="0cm" fo:margin-right="0cm" fo:text-indent="0cm" style:auto-text-indent="false"/>
      <style:text-properties officeooo:paragraph-rsid="01f02f31"/>
    </style:style>
    <style:style style:name="P29" style:family="paragraph" style:parent-style-name="Paragraphe_20_de_20_liste">
      <style:paragraph-properties fo:margin-left="0cm" fo:margin-right="0cm" fo:text-indent="0cm" style:auto-text-indent="false"/>
      <style:text-properties officeooo:paragraph-rsid="01efb88f"/>
    </style:style>
    <style:style style:name="P30" style:family="paragraph" style:parent-style-name="Paragraphe_20_de_20_liste">
      <style:paragraph-properties fo:margin-left="0cm" fo:margin-right="0cm" fo:text-indent="0cm" style:auto-text-indent="false"/>
      <style:text-properties officeooo:paragraph-rsid="01765376"/>
    </style:style>
    <style:style style:name="P31" style:family="paragraph" style:parent-style-name="Paragraphe_20_de_20_liste">
      <style:paragraph-properties fo:margin-left="0cm" fo:margin-right="0cm" fo:text-indent="0cm" style:auto-text-indent="false"/>
      <style:text-properties officeooo:paragraph-rsid="014eb373"/>
    </style:style>
    <style:style style:name="P32" style:family="paragraph" style:parent-style-name="Paragraphe_20_de_20_liste">
      <style:paragraph-properties fo:margin-left="0cm" fo:margin-right="0cm" fo:text-indent="0cm" style:auto-text-indent="false"/>
      <style:text-properties officeooo:paragraph-rsid="01e57c1c"/>
    </style:style>
    <style:style style:name="P33" style:family="paragraph" style:parent-style-name="Paragraphe_20_de_20_liste">
      <style:paragraph-properties fo:margin-left="0cm" fo:margin-right="0cm" fo:text-indent="0cm" style:auto-text-indent="false"/>
      <style:text-properties officeooo:paragraph-rsid="0164f696"/>
    </style:style>
    <style:style style:name="P34" style:family="paragraph" style:parent-style-name="Paragraphe_20_de_20_liste">
      <style:paragraph-properties fo:margin-left="0cm" fo:margin-right="0cm" fo:text-indent="0cm" style:auto-text-indent="false"/>
      <style:text-properties officeooo:paragraph-rsid="013c8760"/>
    </style:style>
    <style:style style:name="P35" style:family="paragraph" style:parent-style-name="Paragraphe_20_de_20_liste">
      <style:paragraph-properties fo:margin-left="0cm" fo:margin-right="0cm" fo:text-indent="0cm" style:auto-text-indent="false"/>
      <style:text-properties officeooo:paragraph-rsid="0130f6a5"/>
    </style:style>
    <style:style style:name="P36" style:family="paragraph" style:parent-style-name="Paragraphe_20_de_20_liste">
      <style:paragraph-properties fo:margin-left="0cm" fo:margin-right="0cm" fo:text-indent="0cm" style:auto-text-indent="false"/>
      <style:text-properties officeooo:paragraph-rsid="01eb4ced"/>
    </style:style>
    <style:style style:name="P37" style:family="paragraph" style:parent-style-name="Paragraphe_20_de_20_liste">
      <style:paragraph-properties fo:margin-left="0cm" fo:margin-right="0cm" fo:text-indent="0cm" style:auto-text-indent="false"/>
      <style:text-properties officeooo:paragraph-rsid="00fe3cf4"/>
    </style:style>
    <style:style style:name="P38" style:family="paragraph" style:parent-style-name="Paragraphe_20_de_20_liste">
      <style:paragraph-properties fo:margin-left="0cm" fo:margin-right="0cm" fo:text-indent="0cm" style:auto-text-indent="false"/>
      <style:text-properties officeooo:paragraph-rsid="00e3223e"/>
    </style:style>
    <style:style style:name="P39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130f6a5"/>
    </style:style>
    <style:style style:name="P40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0e2c5bf"/>
    </style:style>
    <style:style style:name="P41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42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43" style:family="paragraph" style:parent-style-name="Standard">
      <style:text-properties fo:font-size="16pt" officeooo:paragraph-rsid="01f5b19b" style:font-size-asian="16pt"/>
    </style:style>
    <style:style style:name="P44" style:family="paragraph" style:parent-style-name="Standard">
      <style:text-properties fo:font-size="16pt" officeooo:paragraph-rsid="01f6343a" style:font-size-asian="16pt"/>
    </style:style>
    <style:style style:name="P45" style:family="paragraph" style:parent-style-name="Standard"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style:text-underline-style="none" fo:font-weight="normal" officeooo:rsid="01f5b19b" officeooo:paragraph-rsid="01f5b19b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font-style="normal" style:text-underline-style="none" officeooo:rsid="00bbbebf" officeooo:paragraph-rsid="01f5b19b" style:text-underline-mode="continuous" style:text-overline-mode="continuous" style:text-line-through-mode="continuous" style:font-size-asian="14pt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49" style:family="paragraph" style:parent-style-name="Paragraphe_20_de_20_liste" style:list-style-name="L1">
      <style:text-properties officeooo:paragraph-rsid="01f6343a"/>
    </style:style>
    <style:style style:name="P50" style:family="paragraph" style:parent-style-name="Paragraphe_20_de_20_liste" style:list-style-name="L1">
      <style:text-properties officeooo:paragraph-rsid="0231035c"/>
    </style:style>
    <style:style style:name="P51" style:family="paragraph" style:parent-style-name="Paragraphe_20_de_20_liste" style:list-style-name="L1">
      <style:text-properties officeooo:paragraph-rsid="023ae1ad"/>
    </style:style>
    <style:style style:name="P52" style:family="paragraph" style:parent-style-name="Paragraphe_20_de_20_liste" style:list-style-name="L1">
      <style:text-properties officeooo:paragraph-rsid="024643ca"/>
    </style:style>
    <style:style style:name="P53" style:family="paragraph" style:parent-style-name="Paragraphe_20_de_20_liste" style:list-style-name="L1">
      <style:text-properties officeooo:paragraph-rsid="024de862"/>
    </style:style>
    <style:style style:name="P54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P55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56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4de862"/>
    </style:style>
    <style:style style:name="P57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58" style:family="paragraph" style:parent-style-name="Normal">
      <style:text-properties fo:font-size="12pt" fo:font-weight="bold" officeooo:rsid="00dfed27" officeooo:paragraph-rsid="01f29f80" style:font-size-asian="12pt" style:font-weight-asian="bold" style:font-weight-complex="bold"/>
    </style:style>
    <style:style style:name="P59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60" style:family="paragraph" style:parent-style-name="Normal">
      <style:text-properties fo:font-style="italic" officeooo:rsid="003a2dc9" officeooo:paragraph-rsid="021ac7bf" style:font-style-asian="italic"/>
    </style:style>
    <style:style style:name="P61" style:family="paragraph" style:parent-style-name="Normal">
      <style:text-properties fo:font-style="italic" officeooo:paragraph-rsid="024de862" style:font-style-asian="italic"/>
    </style:style>
    <style:style style:name="P62" style:family="paragraph" style:parent-style-name="Normal">
      <style:text-properties fo:font-style="italic" officeooo:rsid="025bfcf9" officeooo:paragraph-rsid="025bfcf9" style:font-style-asian="italic"/>
    </style:style>
    <style:style style:name="P63" style:family="paragraph" style:parent-style-name="Normal">
      <style:text-properties officeooo:rsid="0221f1b8" officeooo:paragraph-rsid="0221f1b8"/>
    </style:style>
    <style:style style:name="P64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65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66" style:family="paragraph" style:parent-style-name="Normal">
      <style:text-properties officeooo:paragraph-rsid="024de862"/>
    </style:style>
    <style:style style:name="P67" style:family="paragraph" style:parent-style-name="Normal">
      <style:text-properties officeooo:rsid="025435f7" officeooo:paragraph-rsid="025435f7"/>
    </style:style>
    <style:style style:name="P68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69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7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7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7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7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de862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040414c" style:font-style-asian="italic"/>
    </style:style>
    <style:style style:name="T16" style:family="text">
      <style:text-properties fo:font-style="italic" officeooo:rsid="0037a83f" style:font-style-asian="italic"/>
    </style:style>
    <style:style style:name="T17" style:family="text">
      <style:text-properties fo:font-style="italic" officeooo:rsid="003862e3" style:font-style-asian="italic"/>
    </style:style>
    <style:style style:name="T18" style:family="text">
      <style:text-properties fo:font-style="italic" officeooo:rsid="00627b49" style:font-style-asian="italic"/>
    </style:style>
    <style:style style:name="T19" style:family="text">
      <style:text-properties fo:font-style="italic" officeooo:rsid="006ad862" style:font-style-asian="italic"/>
    </style:style>
    <style:style style:name="T20" style:family="text">
      <style:text-properties fo:font-style="italic" officeooo:rsid="02341bc9" style:font-style-asian="italic"/>
    </style:style>
    <style:style style:name="T21" style:family="text">
      <style:text-properties fo:font-style="italic" officeooo:rsid="023ae1ad" style:font-style-asian="italic"/>
    </style:style>
    <style:style style:name="T22" style:family="text">
      <style:text-properties fo:font-style="italic" officeooo:rsid="0248e621" style:font-style-asian="italic"/>
    </style:style>
    <style:style style:name="T23" style:family="text">
      <style:text-properties fo:font-style="italic" officeooo:rsid="025479d8" style:font-style-asian="italic"/>
    </style:style>
    <style:style style:name="T24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5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26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27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28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1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2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3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5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37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none" fo:font-weight="normal" officeooo:rsid="01f5b19b" style:font-size-asian="14pt" style:font-weight-asian="normal" style:font-size-complex="14pt" style:font-weight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none" fo:font-weight="bold" officeooo:rsid="00e2c5bf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5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8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49" style:family="text">
      <style:text-properties officeooo:rsid="003488d7"/>
    </style:style>
    <style:style style:name="T50" style:family="text">
      <style:text-properties officeooo:rsid="0036be16"/>
    </style:style>
    <style:style style:name="T51" style:family="text">
      <style:text-properties officeooo:rsid="00370ddf"/>
    </style:style>
    <style:style style:name="T52" style:family="text">
      <style:text-properties officeooo:rsid="0037a83f"/>
    </style:style>
    <style:style style:name="T53" style:family="text">
      <style:text-properties officeooo:rsid="003862e3"/>
    </style:style>
    <style:style style:name="T54" style:family="text">
      <style:text-properties officeooo:rsid="003a2dc9"/>
    </style:style>
    <style:style style:name="T55" style:family="text">
      <style:text-properties officeooo:rsid="003b4cee"/>
    </style:style>
    <style:style style:name="T56" style:family="text">
      <style:text-properties officeooo:rsid="0047ffec"/>
    </style:style>
    <style:style style:name="T57" style:family="text">
      <style:text-properties officeooo:rsid="004b0b88"/>
    </style:style>
    <style:style style:name="T58" style:family="text">
      <style:text-properties officeooo:rsid="005c8c34"/>
    </style:style>
    <style:style style:name="T59" style:family="text">
      <style:text-properties fo:font-style="normal" officeooo:rsid="0065293d" style:font-style-asian="normal" style:font-style-complex="normal"/>
    </style:style>
    <style:style style:name="T60" style:family="text">
      <style:text-properties fo:font-style="normal" officeooo:rsid="0066da16" style:font-style-asian="normal" style:font-style-complex="normal"/>
    </style:style>
    <style:style style:name="T61" style:family="text">
      <style:text-properties fo:font-style="normal" officeooo:rsid="00686ca2" style:font-style-asian="normal" style:font-style-complex="normal"/>
    </style:style>
    <style:style style:name="T62" style:family="text">
      <style:text-properties fo:font-style="normal" officeooo:rsid="00691c54" style:font-style-asian="normal" style:font-style-complex="normal"/>
    </style:style>
    <style:style style:name="T63" style:family="text">
      <style:text-properties fo:font-style="normal" officeooo:rsid="0069d2d2" style:font-style-asian="normal" style:font-style-complex="normal"/>
    </style:style>
    <style:style style:name="T64" style:family="text">
      <style:text-properties fo:font-style="normal" officeooo:rsid="00632ad1" style:font-style-asian="normal" style:font-style-complex="normal"/>
    </style:style>
    <style:style style:name="T65" style:family="text">
      <style:text-properties fo:font-style="normal" officeooo:rsid="006a0938" style:font-style-asian="normal" style:font-style-complex="normal"/>
    </style:style>
    <style:style style:name="T66" style:family="text">
      <style:text-properties fo:font-style="normal" officeooo:rsid="006a85c6" style:font-style-asian="normal" style:font-style-complex="normal"/>
    </style:style>
    <style:style style:name="T67" style:family="text">
      <style:text-properties fo:font-style="normal" officeooo:rsid="00c72b26" style:font-style-asian="normal" style:font-style-complex="normal"/>
    </style:style>
    <style:style style:name="T68" style:family="text">
      <style:text-properties fo:font-style="normal" officeooo:rsid="0209fccc" style:font-style-asian="normal" style:font-style-complex="normal"/>
    </style:style>
    <style:style style:name="T69" style:family="text">
      <style:text-properties fo:font-style="normal" officeooo:rsid="020a79f9" style:font-style-asian="normal" style:font-style-complex="normal"/>
    </style:style>
    <style:style style:name="T70" style:family="text">
      <style:text-properties fo:font-style="normal" officeooo:rsid="02117f9b" style:font-style-asian="normal" style:font-style-complex="normal"/>
    </style:style>
    <style:style style:name="T71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2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3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4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officeooo:rsid="0061f6e3"/>
    </style:style>
    <style:style style:name="T101" style:family="text">
      <style:text-properties officeooo:rsid="00632ad1"/>
    </style:style>
    <style:style style:name="T102" style:family="text">
      <style:text-properties officeooo:rsid="006ad862"/>
    </style:style>
    <style:style style:name="T103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146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147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148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149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150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151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152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153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154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155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156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157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158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159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160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161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162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167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168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169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170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171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72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173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174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175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176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177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178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179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180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181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182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183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184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85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86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187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88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189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190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191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192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193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194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95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196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97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198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199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200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201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202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203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204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205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206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207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208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209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210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211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212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213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214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215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216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217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218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219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220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221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222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223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224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225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226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227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228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229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230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231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232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233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34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235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236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237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238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239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240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241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242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243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244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245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246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247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248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249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250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251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252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253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54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55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56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57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58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59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0" style:family="text">
      <style:text-properties fo:font-size="11pt" fo:font-style="normal" style:text-underline-style="none" officeooo:rsid="024d7c1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1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262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263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264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265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266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267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8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9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0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1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272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273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274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275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276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277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278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279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280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281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282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283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284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285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286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287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288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289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290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291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292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293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294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295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296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297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298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299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300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301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302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303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304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305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306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307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308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309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310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311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312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313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314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315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316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317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318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319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320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321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322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323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324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325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26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27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28" style:family="text">
      <style:text-properties officeooo:rsid="00dfed27"/>
    </style:style>
    <style:style style:name="T329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330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334" style:family="text">
      <style:text-properties fo:font-size="12pt" fo:font-style="normal" style:text-underline-style="none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335" style:family="text">
      <style:text-properties fo:font-size="12pt" fo:font-style="normal" style:text-underline-style="none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336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337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338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339" style:family="text">
      <style:text-properties fo:font-weight="bold" officeooo:rsid="01f3710d" style:font-weight-asian="bold" style:font-size-complex="16pt"/>
    </style:style>
    <style:style style:name="T340" style:family="text">
      <style:text-properties fo:font-weight="bold" officeooo:rsid="00e2c5bf" style:font-weight-asian="bold" style:font-size-complex="16pt"/>
    </style:style>
    <style:style style:name="T341" style:family="text">
      <style:text-properties style:text-underline-style="solid" style:text-underline-width="auto" style:text-underline-color="font-color"/>
    </style:style>
    <style:style style:name="T342" style:family="text">
      <style:text-properties officeooo:rsid="01f87cf5"/>
    </style:style>
    <style:style style:name="T343" style:family="text">
      <style:text-properties officeooo:rsid="006bfeb2" style:text-underline-mode="continuous" style:text-overline-mode="continuous" style:text-line-through-mode="continuous"/>
    </style:style>
    <style:style style:name="T344" style:family="text">
      <style:text-properties officeooo:rsid="021d582f"/>
    </style:style>
    <style:style style:name="T345" style:family="text">
      <style:text-properties officeooo:rsid="021e0033"/>
    </style:style>
    <style:style style:name="T346" style:family="text">
      <style:text-properties officeooo:rsid="021f545f"/>
    </style:style>
    <style:style style:name="T347" style:family="text">
      <style:text-properties officeooo:rsid="021f5d32"/>
    </style:style>
    <style:style style:name="T348" style:family="text">
      <style:text-properties officeooo:rsid="0220a459"/>
    </style:style>
    <style:style style:name="T349" style:family="text">
      <style:text-properties officeooo:rsid="0232dda3"/>
    </style:style>
    <style:style style:name="T350" style:family="text">
      <style:text-properties officeooo:rsid="023ae1ad"/>
    </style:style>
    <style:style style:name="T351" style:family="text">
      <style:text-properties officeooo:rsid="0248e621"/>
    </style:style>
    <style:style style:name="T352" style:family="text">
      <style:text-properties officeooo:rsid="025352ce"/>
    </style:style>
    <style:style style:name="T353" style:family="text">
      <style:text-properties officeooo:rsid="025a09e8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Compte-rendu TP<text:span text:style-name="T49">3</text:span></text:p>
      <text:p text:style-name="P7"><text:span text:style-name="T49">A</text:span>nalyse de logs apache <text:span text:style-name="T51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4">Sommaire :</text:p>
      <text:p text:style-name="P4"/>
      <text:p text:style-name="P3"><text:span text:style-name="T328">I</text:span>. Architecture globale</text:p>
      <text:p text:style-name="P2"><text:tab/><text:span text:style-name="T341">1. Architecture de l'application</text:span></text:p>
      <text:p text:style-name="P2"><text:tab/><text:span text:style-name="T341">2. Les classes</text:span></text:p>
      <text:p text:style-name="P2"><text:tab/><text:tab/><text:span text:style-name="T342">a. Interpréteur de commande (</text:span><text:span text:style-name="T10">CommandReader</text:span><text:span text:style-name="T342">)</text:span></text:p>
      <text:p text:style-name="P2"><text:span text:style-name="T342"><text:tab/><text:tab/>b. </text:span><text:bookmark-start text:name="__DdeLink__2694_49223502"/><text:span text:style-name="T342">Lecteur de fichier log apache (</text:span><text:span text:style-name="T10">ApacheLogFileReader</text:span><text:span text:style-name="T342">)</text:span><text:bookmark-end text:name="__DdeLink__2694_49223502"/></text:p>
      <text:p text:style-name="P2"><text:span text:style-name="T342"><text:tab/><text:tab/>c. </text:span><text:bookmark-start text:name="__DdeLink__3200_890408813"/><text:span text:style-name="T342">Graphe de chaîne de caractères (</text:span><text:span text:style-name="T10">GraphString</text:span><text:span text:style-name="T342">)</text:span><text:bookmark-end text:name="__DdeLink__3200_890408813"/></text:p>
      <text:p text:style-name="P2"><text:tab/><text:span text:style-name="T341">3. Les structures de données</text:span></text:p>
      <text:p text:style-name="P58">II. Spécifications des tests</text:p>
      <text:p text:style-name="P20"><text:span text:style-name="Police_20_par_20_défaut"><text:span text:style-name="T334"><text:tab/></text:span></text:span><text:span text:style-name="Police_20_par_20_défaut"><text:span text:style-name="T329">1. Tests </text:span></text:span><text:span text:style-name="Police_20_par_20_défaut"><text:span text:style-name="T330">de l'interpréteur de commande </text:span></text:span><text:span text:style-name="Police_20_par_20_défaut"><text:span text:style-name="T331">(</text:span></text:span><text:span text:style-name="Police_20_par_20_défaut"><text:span text:style-name="T338">Test_CommandReader_1.*</text:span></text:span><text:span text:style-name="Police_20_par_20_défaut"><text:span text:style-name="T331">)</text:span></text:span></text:p>
      <text:p text:style-name="P20"><text:span text:style-name="Police_20_par_20_défaut"><text:span text:style-name="T335"><text:tab/></text:span></text:span><text:span text:style-name="Police_20_par_20_défaut"><text:span text:style-name="T332">2. Tests du fonctionnement du programme </text:span></text:span><text:span text:style-name="Police_20_par_20_défaut"><text:span text:style-name="T333">(</text:span></text:span><text:span text:style-name="Police_20_par_20_défaut"><text:span text:style-name="T336">Test_Analog_</text:span></text:span><text:span text:style-name="Police_20_par_20_défaut"><text:span text:style-name="T337">1.*</text:span></text:span><text:span text:style-name="Police_20_par_20_défaut"><text:span text:style-name="T333">)</text:span></text:span></text:p>
      <text:p text:style-name="P41"><text:span text:style-name="T339">I.</text:span><text:span text:style-name="T340"> </text:span><text:span text:style-name="T339">Architecture globale</text:span></text:p>
      <text:p text:style-name="P43"><text:span text:style-name="T39"><text:tab/></text:span><text:span text:style-name="T35">1. Architecture de l'application</text:span></text:p>
      <text:p text:style-name="P45"/>
      <text:p text:style-name="P46"/>
      <text:p text:style-name="P42"><text:span text:style-name="T38"><text:tab/></text:span><text:span text:style-name="T35">2. </text:span><text:span text:style-name="T34">Les classes</text:span></text:p>
      <text:p text:style-name="P44"><text:span text:style-name="T37"><text:tab/><text:tab/></text:span><text:span text:style-name="T33">a. </text:span><text:span text:style-name="T31">Interpréteur de commande</text:span><text:span text:style-name="T37"> </text:span><text:span text:style-name="T47">(CommandReader)</text:span></text:p>
      <text:p text:style-name="P8">Ce module nous permet <text:span text:style-name="T50">de lire la ligne de commande passée au programme analog.</text:span></text:p>
      <text:p text:style-name="P9">Constructeur :</text:p>
      <text:p text:style-name="P13"><text:bookmark-start text:name="__DdeLink__1516_1890266335"/><text:span text:style-name="T52">CommandReader</text:span> (<text:span text:style-name="T53">int argc, char** argv</text:span>);<text:bookmark-end text:name="__DdeLink__1516_1890266335"/></text:p>
      <text:p text:style-name="P9">Méthodes publiques :</text:p>
      <text:p text:style-name="P11">bool IsGood();<text:line-break/>map&lt;string, string&gt;* GetParameters();</text:p>
      <text:p text:style-name="P9">Méthode<text:span text:style-name="T54">s</text:span> protégées :</text:p>
      <text:p text:style-name="P12">int insertParameter<text:span text:style-name="T55">s(string key, string value);<text:line-break/>void setError(string message);<text:line-break/>void displayHelp();<text:line-break/>void displaySyntaxe();</text:span></text:p>
      <text:p text:style-name="P9">Attributs protégés :</text:p>
      <text:p text:style-name="P19"><text:span text:style-name="T1">b</text:span><text:span text:style-name="T15">ool isGood;</text:span><text:span text:style-name="T1"><text:line-break/>m</text:span><text:span text:style-name="T15">ap&lt;string, string&gt;* parameters;</text:span><text:span text:style-name="T1">;<text:line-break/>s</text:span><text:span text:style-name="T15">tring errorMessage;</text:span></text:p>
      <text:p text:style-name="P19"><text:span text:style-name="T36"><text:tab/></text:span><text:span text:style-name="T30">Spécifications des méthodes :</text:span></text:p>
      <text:list xml:id="list914687228933981191" text:style-name="L1">
        <text:list-item>
          <text:p text:style-name="P49">Le constructeur<text:line-break/><text:span text:style-name="Police_20_par_20_défaut"><text:span text:style-name="T16">CommandReader</text:span></text:span><text:span text:style-name="Police_20_par_20_défaut"><text:span text:style-name="T1"> (</text:span></text:span><text:span text:style-name="Police_20_par_20_défaut"><text:span text:style-name="T17">int argc, char** argv</text:span></text:span><text:span text:style-name="Police_20_par_20_défaut"><text:span text:style-name="T1">);</text:span></text:span></text:p>
        </text:list-item>
      </text:list>
      <text:p text:style-name="P15">Construit et analyse <text:span text:style-name="T56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6"> (constante de classe de </text:span><text:span text:style-name="T8">CommandReader</text:span><text:span text:style-name="T56">), et la valeur associée est le nom du fichier de log. Le nom du fichier se différencie des options car il ne commence pas par un tiret.</text:span></text:p>
      <text:p text:style-name="P16"><text:span text:style-name="T56">L</text:span>ors de la construction <text:span text:style-name="T58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17">Contrat : l<text:span text:style-name="T57">es paramètres passés sont ceux passés au </text:span><text:span text:style-name="T11">main()</text:span></text:p>
      <text:list xml:id="list154117855901775" text:continue-numbering="true" text:style-name="L1">
        <text:list-item>
          <text:p text:style-name="P49">La méthode « <text:span text:style-name="T100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18">IsGood</text:span></text:span><text:span text:style-name="Police_20_par_20_défaut"><text:span text:style-name="T1">();</text:span></text:span></text:p>
        </text:list-item>
      </text:list>
      <text:p text:style-name="P18"><text:soft-page-break/><text:span text:style-name="T101">La méthode renvoie </text:span><text:span text:style-name="T7">true</text:span><text:span text:style-name="T64"> si la ligne est bien formée. </text:span><text:span text:style-name="T59">Cela signifie également que lors de l'appel à la méthode </text:span><text:span text:style-name="T4">GetParameters()</text:span><text:span text:style-name="T59"> </text:span><text:span text:style-name="T60">on récupère les paramètres </text:span><text:span text:style-name="T68">de la ligne de commande</text:span><text:span text:style-name="T60">. Si la méthode renvoie faux, </text:span><text:span text:style-name="T5">GetParameters()</text:span><text:span text:style-name="T60"> renvoie un poi</text:span><text:span text:style-name="T70">ed sheeran</text:span><text:span text:style-name="T60">nteur nul.</text:span><text:span text:style-name="T61"> La méthode </text:span><text:span text:style-name="T6">IsGood()</text:span><text:span text:style-name="T61"> affiche </text:span><text:span text:style-name="T69">en</text:span><text:span text:style-name="T61"> plus un message d'erreur expliquant pourquoi </text:span><text:span text:style-name="T62">la ligne </text:span><text:span text:style-name="T65">de commande</text:span><text:span text:style-name="T62"> est mal formée. </text:span><text:span text:style-name="T63">Le message d'erreur est suivi d'un rappel général de la syntaxe </text:span><text:span text:style-name="T66">de la commande</text:span><text:span text:style-name="T63">. </text:span><text:span text:style-name="T67">Si la ligne de commande possède plusieurs erreurs, une seule est détectée et renvoyée.</text:span></text:p>
      <text:list xml:id="list154117801449991" text:continue-numbering="true" text:style-name="L1">
        <text:list-item>
          <text:p text:style-name="P49"><text:bookmark-start text:name="__DdeLink__3047_890408813"/>La méthode « <text:span text:style-name="T102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19">GetParameters</text:span></text:span><text:span text:style-name="Police_20_par_20_défaut"><text:span text:style-name="T1">();</text:span></text:span></text:p>
        </text:list-item>
      </text:list>
      <text:p text:style-name="P21"><text:span text:style-name="T343">Il est fortement conseillé d'utiliser cette méthode seulement après l'appel de </text:span><text:span text:style-name="T24">IsGood()</text:span><text:span text:style-name="T71">. Si la ligne était mal formée, cette méthode renvoie un pointeur nul. Sinon, elle renvoie </text:span><text:span text:style-name="T72">une map, ayant en clé </text:span><text:span text:style-name="T73">les options et en valeur leurs arguments associés. </text:span><text:span text:style-name="T74">Si l'option n'attendait pas d'argument,</text:span><text:span text:style-name="T75"> la valeur associée à la clé </text:span><text:span text:style-name="T76">est une chaîne de caractères vide. </text:span><text:span text:style-name="T77">Le nom du fichier de log </text:span><text:span text:style-name="T78">apache </text:span><text:span text:style-name="T77">est </text:span><text:span text:style-name="T79">la valeur dans la map, associée à la clé «</text:span><text:span text:style-name="T25"> LOG_FILE_NAME_</text:span><text:span text:style-name="T26">KEY</text:span><text:span text:style-name="T79"> » </text:span><text:span text:style-name="T80">(constante de classe de </text:span><text:span text:style-name="T27">CommandReader</text:span><text:span text:style-name="T80">)</text:span><text:span text:style-name="T79">.</text:span><text:bookmark-end text:name="__DdeLink__3047_890408813"/></text:p>
      <text:p text:style-name="P59"/>
      <text:p text:style-name="P5"><text:span text:style-name="T44"><text:tab/><text:tab/></text:span><text:span text:style-name="T40">b. </text:span><text:span text:style-name="T41">Lecteur de fichier log apache</text:span><text:span text:style-name="T45"> (</text:span><text:span text:style-name="T48">ApacheLogFileReader</text:span><text:span text:style-name="T45">)</text:span></text:p>
      <text:p text:style-name="P6"><text:span text:style-name="T267">Ce module permet de lire </text:span><text:span text:style-name="T268">un fichier de log apache ligne par ligne </text:span><text:span text:style-name="T269">et donc d'en extraire toutes les informations utiles. </text:span><text:span text:style-name="T270">On suppose que les fichiers de log sont bien formés.</text:span></text:p>
      <text:p text:style-name="P10">Constructeur :</text:p>
      <text:p text:style-name="P14"><text:span text:style-name="T344">ApacheLogFileReader</text:span><text:bookmark-start text:name="__DdeLink__1516_18902663351"/> (<text:span text:style-name="T345">string logFile</text:span>);<text:bookmark-end text:name="__DdeLink__1516_18902663351"/></text:p>
      <text:p text:style-name="P10">Méthodes publiques :</text:p>
      <text:p text:style-name="P60">bool IsGood();<text:line-break/><text:span text:style-name="T346">bool</text:span> <text:span text:style-name="T346">GetLine</text:span>(<text:span text:style-name="T347">struct LogLine* line</text:span>);<text:line-break/><text:span text:style-name="T348">string GetLastError();</text:span></text:p>
      <text:p text:style-name="P10">Attributs protégés :</text:p>
      <text:p text:style-name="P63"><text:span text:style-name="T15">string lastError;<text:line-break/>bool good;<text:line-break/>ifstream logFile;<text:line-break/>static map&lt;string, int&gt; months;</text:span></text:p>
      <text:p text:style-name="P22"><text:span text:style-name="T36"><text:tab/></text:span><text:span text:style-name="T30">Spécifications des méthodes :</text:span></text:p>
      <text:list xml:id="list154119375998131" text:continue-numbering="true" text:style-name="L1">
        <text:list-item>
          <text:p text:style-name="P54"><text:span text:style-name="T269">Le constructeur<text:line-break/></text:span><text:span text:style-name="Police_20_par_20_défaut"><text:span text:style-name="T326">ApacheLogFileReader</text:span></text:span><text:span text:style-name="Police_20_par_20_défaut"><text:span text:style-name="T325"> (</text:span></text:span><text:span text:style-name="Police_20_par_20_défaut"><text:span text:style-name="T327">string logFile</text:span></text:span><text:span text:style-name="Police_20_par_20_défaut"><text:span text:style-name="T325">);</text:span></text:span></text:p>
        </text:list-item>
      </text:list>
      <text:p text:style-name="P55"><text:span text:style-name="Police_20_par_20_défaut"><text:span text:style-name="T253">Ouvre </text:span></text:span><text:span text:style-name="Police_20_par_20_défaut"><text:span text:style-name="T254">un flux de lecture sur le fichier dont le nom est passé en paramètre. </text:span></text:span><text:span text:style-name="Police_20_par_20_défaut"><text:span text:style-name="T255">Si l'ouverture échoue, </text:span></text:span><text:span text:style-name="Police_20_par_20_défaut"><text:span text:style-name="T256">on signale qu'il y a eu une erreur grâce</text:span></text:span><text:span text:style-name="Police_20_par_20_défaut"><text:span text:style-name="T257"> au </text:span></text:span><text:span text:style-name="Police_20_par_20_défaut"><text:span text:style-name="T258">flag </text:span></text:span><text:span text:style-name="Police_20_par_20_défaut"><text:span text:style-name="T259">isGood et on remplit le message d'erreur.</text:span></text:span></text:p>
      <text:list xml:id="list154118866248420" text:continue-numbering="true" text:style-name="L1">
        <text:list-item>
          <text:p text:style-name="P50"><text:soft-page-break/>La méthode « <text:span text:style-name="T349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;</text:span></text:span></text:p>
        </text:list-item>
      </text:list>
      <text:p text:style-name="P70"><text:span text:style-name="Police_20_par_20_défaut"><text:span text:style-name="T81">Renvoie l'état du flux de fichier.</text:span></text:span><text:span text:style-name="Police_20_par_20_défaut"><text:span text:style-name="T82"> Il renvoie donc vrai si le fichier existe, s'il est lisible et ouvert correctement. </text:span></text:span><text:span text:style-name="Police_20_par_20_défaut"><text:span text:style-name="T83">On pourra ensuite utiliser la méthode </text:span></text:span><text:span text:style-name="Police_20_par_20_défaut"><text:span text:style-name="T28">GetLine() </text:span></text:span><text:span text:style-name="Police_20_par_20_défaut"><text:span text:style-name="T83">sans problème. </text:span></text:span><text:span text:style-name="Police_20_par_20_défaut"><text:span text:style-name="T84">S'il y a un problème avec le fichier, </text:span></text:span><text:span text:style-name="Police_20_par_20_défaut"><text:span text:style-name="T85">la méthode renverra faux.</text:span></text:span></text:p>
      <text:list xml:id="list154118707035626" text:continue-numbering="true" text:style-name="L1">
        <text:list-item>
          <text:p text:style-name="P51">La méthode « <text:span text:style-name="T350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1">GetLine</text:span></text:span><text:span text:style-name="Police_20_par_20_défaut"><text:span text:style-name="T1">(</text:span></text:span><text:span text:style-name="Police_20_par_20_défaut"><text:span text:style-name="T21">struct LogLine* line</text:span></text:span><text:span text:style-name="Police_20_par_20_défaut"><text:span text:style-name="T1">);</text:span></text:span></text:p>
        </text:list-item>
      </text:list>
      <text:p text:style-name="P71"><text:span text:style-name="Police_20_par_20_défaut"><text:span text:style-name="T86">Cette méthode lit </text:span></text:span><text:span text:style-name="Police_20_par_20_défaut"><text:span text:style-name="T87">une ligne du fichier de log</text:span></text:span><text:span text:style-name="Police_20_par_20_défaut"><text:span text:style-name="T88"> et rempli sa structure de ligne de fichier log passée en paramètre. </text:span></text:span><text:span text:style-name="Police_20_par_20_défaut"><text:span text:style-name="T89">La fonction renvoie vrai si la lecture s'est bien passé</text:span></text:span><text:span text:style-name="Police_20_par_20_défaut"><text:span text:style-name="T90">e. </text:span></text:span><text:span text:style-name="Police_20_par_20_défaut"><text:span text:style-name="T91">Elle renvoie faux s'il y a eu un problème tel que l'atteinte de la fin du fichier. </text:span></text:span><text:span text:style-name="Police_20_par_20_défaut"><text:span text:style-name="T92">On suppose que le </text:span></text:span><text:span text:style-name="Police_20_par_20_défaut"><text:span text:style-name="T93">pointeur de LogLine passé en paramètre est non nul.</text:span></text:span></text:p>
      <text:list xml:id="list154119262964495" text:continue-numbering="true" text:style-name="L1">
        <text:list-item>
          <text:p text:style-name="P52">La méthode « <text:span text:style-name="T351">GetLastError() »</text:span><text:line-break/><text:span text:style-name="Police_20_par_20_défaut"><text:span text:style-name="T22">string </text:span></text:span><text:span text:style-name="Police_20_par_20_défaut"><text:span text:style-name="T21">GetL</text:span></text:span><text:span text:style-name="Police_20_par_20_défaut"><text:span text:style-name="T22">astError</text:span></text:span><text:span text:style-name="Police_20_par_20_défaut"><text:span text:style-name="T1">();</text:span></text:span></text:p>
        </text:list-item>
      </text:list>
      <text:p text:style-name="P72"><text:span text:style-name="Police_20_par_20_défaut"><text:span text:style-name="T86">Cette méthode</text:span></text:span><text:span text:style-name="Police_20_par_20_défaut"><text:span text:style-name="T93"> </text:span></text:span><text:span text:style-name="Police_20_par_20_défaut"><text:span text:style-name="T94">renvoie </text:span></text:span><text:span text:style-name="Police_20_par_20_défaut"><text:span text:style-name="T95">un message sur la dernière erreur qui s'est produite. </text:span></text:span><text:span text:style-name="Police_20_par_20_défaut"><text:span text:style-name="T96">Il est conseillé d'appeler cette méthode</text:span></text:span><text:span text:style-name="Police_20_par_20_défaut"><text:span text:style-name="T97"> </text:span></text:span><text:span text:style-name="Police_20_par_20_défaut"><text:span text:style-name="T98">seulement quand </text:span></text:span><text:span text:style-name="Police_20_par_20_défaut"><text:span text:style-name="T99">la fonction </text:span></text:span><text:span text:style-name="Police_20_par_20_défaut"><text:span text:style-name="T29">IsGood() </text:span></text:span><text:span text:style-name="Police_20_par_20_défaut"><text:span text:style-name="T99">ou </text:span></text:span><text:span text:style-name="Police_20_par_20_défaut"><text:span text:style-name="T29">GetLine()</text:span></text:span><text:span text:style-name="Police_20_par_20_défaut"><text:span text:style-name="T99"> a renvoyé faux.</text:span></text:span></text:p>
      <text:p text:style-name="P72"><text:span text:style-name="Police_20_par_20_défaut"><text:span text:style-name="T99"/></text:span></text:p>
      <text:p text:style-name="P48"><text:span text:style-name="T46"><text:tab/><text:tab/></text:span><text:span text:style-name="T42">c</text:span><text:span text:style-name="T40">. </text:span><text:span text:style-name="T41">Graphe de chaîne de caractères</text:span><text:span text:style-name="T45"> (</text:span><text:span text:style-name="T48">GraphString</text:span><text:span text:style-name="T45">)</text:span></text:p>
      <text:p text:style-name="P64"><text:span text:style-name="T267">Ce module permet de </text:span><text:span text:style-name="T270">...</text:span></text:p>
      <text:p text:style-name="P65">Constructeur :</text:p>
      <text:p text:style-name="P61"><text:span text:style-name="T352">GraphString</text:span><text:bookmark-start text:name="__DdeLink__1516_189026633511"/> ();<text:bookmark-end text:name="__DdeLink__1516_189026633511"/></text:p>
      <text:p text:style-name="P65">Méthodes publiques :</text:p>
      <text:p text:style-name="P62"><text:span text:style-name="T348">void Insert(string referer, string target);<text:line-break/>int GetLinks(string referer, string target);<text:line-break/>int GetAllLinks(string target);<text:line-break/>int Size();<text:line-break/>void Display();<text:line-break/>void CreateGraphVizFile(string fileName);<text:line-break/>set&lt;pair&lt;string, int&gt;, compareVisitedLinks&gt; GetMostVisited(unsigned int numberOfLinks);</text:span></text:p>
      <text:p text:style-name="P65">Attributs protégés :</text:p>
      <text:p text:style-name="P67"><text:span text:style-name="T15">O</text:span><text:span text:style-name="T1">uter_map </text:span><text:span text:style-name="T23">graph;</text:span></text:p>
      <text:p text:style-name="P68">Types renommés :</text:p>
      <text:p text:style-name="P69">map&lt;string, Inner_pair&gt; <text:tab/><text:span text:style-name="T353">=&gt; </text:span>Outer_map<text:line-break/><text:span text:style-name="T353">pair&lt;Inner_map, int&gt; <text:tab/>=&gt; Inner_pair</text:span><text:line-break/><text:span text:style-name="T353">map&lt;string, int&gt;<text:tab/><text:tab/>=&gt; Inner_map</text:span></text:p>
      <text:p text:style-name="P66"><text:soft-page-break/><text:span text:style-name="T36"><text:tab/></text:span><text:span text:style-name="T30">Spécifications des méthodes :</text:span></text:p>
      <text:p text:style-name="P41"><text:span text:style-name="T37"><text:tab/></text:span><text:span text:style-name="T31">3. </text:span><text:span text:style-name="T32">Les structures de données</text:span></text:p>
      <text:p text:style-name="P47"/>
      <text:p text:style-name="P40"><text:span text:style-name="Police_20_par_20_défaut"><text:span text:style-name="T43">II. Spécifications des tests</text:span></text:span></text:p>
      <text:p text:style-name="P23"><text:span text:style-name="Police_20_par_20_défaut"><text:span text:style-name="T123"><text:tab/>Pour </text:span></text:span><text:span text:style-name="Police_20_par_20_défaut"><text:span text:style-name="T124">chaque classe nous avons, en plus des tests fonctionnels de l'application fai</text:span></text:span><text:span text:style-name="Police_20_par_20_défaut"><text:span text:style-name="T126">t</text:span></text:span><text:span text:style-name="Police_20_par_20_défaut"><text:span text:style-name="T125">s</text:span></text:span><text:span text:style-name="Police_20_par_20_défaut"><text:span text:style-name="T124"> grâce au framework, </text:span></text:span><text:span text:style-name="Police_20_par_20_défaut"><text:span text:style-name="T127">des </text:span></text:span><text:span text:style-name="Police_20_par_20_défaut"><text:span text:style-name="T130">tests </text:span></text:span><text:span text:style-name="Police_20_par_20_défaut"><text:span text:style-name="T127">unitaires (</text:span></text:span><text:span text:style-name="Police_20_par_20_défaut"><text:span text:style-name="T128">T</text:span></text:span><text:span text:style-name="Police_20_par_20_défaut"><text:span text:style-name="T129">nom</text:span></text:span><text:span text:style-name="Police_20_par_20_défaut"><text:span text:style-name="T128">Classe.cpp) </text:span></text:span><text:span text:style-name="Police_20_par_20_défaut"><text:span text:style-name="T131">pour </text:span></text:span><text:span text:style-name="Police_20_par_20_défaut"><text:span text:style-name="T132">vérifier </text:span></text:span><text:span text:style-name="Police_20_par_20_défaut"><text:span text:style-name="T133">le bon fonctionnement des méthodes de chaque classe. </text:span></text:span><text:span text:style-name="Police_20_par_20_défaut"><text:span text:style-name="T134">Ces tests ne seront pas expliqués </text:span></text:span><text:span text:style-name="Police_20_par_20_défaut"><text:span text:style-name="T135">dans ce rapport</text:span></text:span><text:span text:style-name="Police_20_par_20_défaut"><text:span text:style-name="T134">.</text:span></text:span></text:p>
      <text:p text:style-name="P38"><text:span text:style-name="Police_20_par_20_défaut"><text:span text:style-name="T134"/></text:span></text:p>
      <text:p text:style-name="P38"><text:span text:style-name="Police_20_par_20_défaut"><text:span text:style-name="T136"><text:tab/></text:span></text:span><text:span text:style-name="Police_20_par_20_défaut"><text:span text:style-name="T329">1. Tests </text:span></text:span><text:span text:style-name="Police_20_par_20_défaut"><text:span text:style-name="T330">de l'interpréteur de commande </text:span></text:span><text:span text:style-name="Police_20_par_20_défaut"><text:span text:style-name="T331">(</text:span></text:span><text:span text:style-name="Police_20_par_20_défaut"><text:span text:style-name="T338">Test_CommandReader_1.*</text:span></text:span><text:span text:style-name="Police_20_par_20_défaut"><text:span text:style-name="T331">)</text:span></text:span></text:p>
      <text:p text:style-name="P38"><text:span text:style-name="Police_20_par_20_défaut"><text:span text:style-name="T137"/></text:span></text:p>
      <text:p text:style-name="P37"><text:span text:style-name="Police_20_par_20_défaut"><text:span text:style-name="T138">- </text:span></text:span><text:span text:style-name="Police_20_par_20_défaut"><text:span text:style-name="T234">1.0</text:span></text:span><text:span text:style-name="Police_20_par_20_défaut"><text:span text:style-name="T139"> : </text:span></text:span><text:span text:style-name="Police_20_par_20_défaut"><text:span text:style-name="T140">Vérifie le comportement du programme sans argument.<text:line-break/></text:span></text:span><text:span text:style-name="Police_20_par_20_défaut"><text:span text:style-name="T280">&gt; </text:span></text:span><text:span text:style-name="Police_20_par_20_défaut"><text:span text:style-name="T271">./</text:span></text:span><text:span text:style-name="Police_20_par_20_défaut"><text:span text:style-name="T272">analog <text:line-break/></text:span></text:span><text:span text:style-name="Police_20_par_20_défaut"><text:span text:style-name="T264">stderr.out :</text:span></text:span><text:span text:style-name="Police_20_par_20_défaut"><text:span text:style-name="T103"><text:line-break/>Fichier de log apache manquant.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6">1.</text:span></text:span><text:span text:style-name="Police_20_par_20_défaut"><text:span text:style-name="T237">1</text:span></text:span><text:span text:style-name="Police_20_par_20_défaut"><text:span text:style-name="T280"> : </text:span></text:span><text:span text:style-name="Police_20_par_20_défaut"><text:span text:style-name="T142">Vérifie le comportement du programme avec un nom de fichier trop court.</text:span></text:span><text:span text:style-name="Police_20_par_20_défaut"><text:span text:style-name="T280"><text:line-break/>&gt; </text:span></text:span><text:span text:style-name="Police_20_par_20_défaut"><text:span text:style-name="T271">./</text:span></text:span><text:span text:style-name="Police_20_par_20_défaut"><text:span text:style-name="T273">analog </text:span></text:span><text:span text:style-name="Police_20_par_20_défaut"><text:span text:style-name="T274">log<text:line-break/></text:span></text:span><text:span text:style-name="Police_20_par_20_défaut"><text:span text:style-name="T264">stderr.out :</text:span></text:span><text:span text:style-name="Police_20_par_20_défaut"><text:span text:style-name="T103"><text:line-break/></text:span></text:span><text:bookmark-start text:name="__DdeLink__1839_1890266335"/><text:span text:style-name="Police_20_par_20_défaut"><text:span text:style-name="T103">Le nom du fichier log apache est trop court.</text:span></text:span><text:bookmark-end text:name="__DdeLink__1839_1890266335"/><text:span text:style-name="Police_20_par_20_défaut"><text:span text:style-name="T103">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bookmark-start text:name="__DdeLink__666_174786856"/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38">2.</text:span></text:span><text:span text:style-name="Police_20_par_20_défaut"><text:span text:style-name="T239">1</text:span></text:span><text:span text:style-name="Police_20_par_20_défaut"><text:span text:style-name="T141"> : </text:span></text:span><text:span text:style-name="Police_20_par_20_défaut"><text:span text:style-name="T143">Vérifie le comportement du programme avec un nom de fichier invalide (pas d'extension ou extension invalide).</text:span></text:span><text:span text:style-name="Police_20_par_20_défaut"><text:span text:style-name="T280"><text:line-break/>&gt; </text:span></text:span><text:span text:style-name="Police_20_par_20_défaut"><text:span text:style-name="T275">./analog fichierLog<text:line-break/></text:span></text:span><text:span text:style-name="Police_20_par_20_défaut"><text:span text:style-name="T264">stderr.out :</text:span></text:span><text:span text:style-name="Police_20_par_20_défaut"><text:span text:style-name="T104"><text:line-break/></text:span></text:span><text:bookmark-start text:name="__DdeLink__1841_1890266335"/><text:span text:style-name="Police_20_par_20_défaut"><text:span text:style-name="T104">L'extension du fichier de log apache est invalide.</text:span></text:span><text:bookmark-end text:name="__DdeLink__1841_1890266335"/><text:span text:style-name="Police_20_par_20_défaut"><text:span text:style-name="T104"><text:line-break/></text:span></text:span><text:span text:style-name="Police_20_par_20_défaut"><text:span text:style-name="T122">./analog FICHIERLOG [-g FICHIERGRAPH] [-t HEURE] [-l NBLIENS=10] [-x] [-i] [-s] [-o]</text:span></text:span><text:bookmark-end text:name="__DdeLink__666_174786856"/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38">2.</text:span></text:span><text:span text:style-name="Police_20_par_20_défaut"><text:span text:style-name="T240">2</text:span></text:span><text:span text:style-name="Police_20_par_20_défaut"><text:span text:style-name="T141"> : </text:span></text:span><text:span text:style-name="Police_20_par_20_défaut"><text:span text:style-name="T143">Vérifie le comportement du programme avec un nom de fichier invalide (pas d'extension ou extension invalide).</text:span></text:span><text:span text:style-name="Police_20_par_20_défaut"><text:span text:style-name="T280"><text:line-break/>&gt; </text:span></text:span><text:span text:style-name="Police_20_par_20_défaut"><text:span text:style-name="T275">./analog fichierLog.</text:span></text:span><text:span text:style-name="Police_20_par_20_défaut"><text:span text:style-name="T296">doc<text:line-break/></text:span></text:span><text:span text:style-name="Police_20_par_20_défaut"><text:span text:style-name="T264">stderr.out :</text:span></text:span><text:span text:style-name="Police_20_par_20_défaut"><text:span text:style-name="T104"><text:line-break/></text:span></text:span><text:bookmark-start text:name="__DdeLink__1841_18902663351"/><text:span text:style-name="Police_20_par_20_défaut"><text:span text:style-name="T104">L'extension du fichier de log apache est invalide.</text:span></text:span><text:bookmark-end text:name="__DdeLink__1841_18902663351"/><text:span text:style-name="Police_20_par_20_défaut"><text:span text:style-name="T104">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38">3</text:span></text:span><text:span text:style-name="Police_20_par_20_défaut"><text:span text:style-name="T141"> : </text:span></text:span><text:span text:style-name="Police_20_par_20_défaut"><text:span text:style-name="T144">Vérifie le comportement du programme avec plusieurs fichiers de logs valides.</text:span></text:span><text:span text:style-name="Police_20_par_20_défaut"><text:span text:style-name="T112"><text:line-break/>&gt; </text:span></text:span><text:span text:style-name="Police_20_par_20_défaut"><text:span text:style-name="T103">.</text:span></text:span><text:span text:style-name="Police_20_par_20_défaut"><text:span text:style-name="T271">/</text:span></text:span><text:span text:style-name="Police_20_par_20_défaut"><text:span text:style-name="T276">analog</text:span></text:span><text:span text:style-name="Police_20_par_20_défaut"><text:span text:style-name="T277"> fichierLog.txt </text:span></text:span><text:span text:style-name="Police_20_par_20_défaut"><text:span text:style-name="T278">fichier.</text:span></text:span><text:span text:style-name="Police_20_par_20_défaut"><text:span text:style-name="T279">l</text:span></text:span><text:span text:style-name="Police_20_par_20_défaut"><text:span text:style-name="T278">og<text:line-break/></text:span></text:span><text:span text:style-name="Police_20_par_20_défaut"><text:span text:style-name="T264">stderr.out :</text:span></text:span><text:span text:style-name="Police_20_par_20_défaut"><text:span text:style-name="T103"><text:line-break/></text:span></text:span><text:bookmark-start text:name="__DdeLink__1843_1890266335"/><text:span text:style-name="Police_20_par_20_défaut"><text:span text:style-name="T103">Plus d'un fichier de log apache a été détecté.</text:span></text:span><text:bookmark-end text:name="__DdeLink__1843_1890266335"/><text:span text:style-name="Police_20_par_20_défaut"><text:span text:style-name="T103">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38">4</text:span></text:span><text:span text:style-name="Police_20_par_20_défaut"><text:span text:style-name="T141"> : </text:span></text:span><text:span text:style-name="Police_20_par_20_défaut"><text:span text:style-name="T145">Vérifie le comportement du programme avec un nom de fichier de logs valide et un seul tiret.</text:span></text:span><text:span text:style-name="Police_20_par_20_défaut"><text:span text:style-name="T113"><text:line-break/>&gt; </text:span></text:span><text:span text:style-name="Police_20_par_20_défaut"><text:span text:style-name="T281">./</text:span></text:span><text:span text:style-name="Police_20_par_20_défaut"><text:span text:style-name="T282">analog fichierLog.txt -<text:line-break/></text:span></text:span><text:span text:style-name="Police_20_par_20_défaut"><text:span text:style-name="T264">stderr.out :</text:span></text:span><text:span text:style-name="Police_20_par_20_défaut"><text:span text:style-name="T105"><text:line-break/>L'option a besoin d'un nom après le tiret.<text:line-break/></text:span></text:span><text:bookmark-start text:name="__DdeLink__1832_1890266335"/><text:span text:style-name="Police_20_par_20_défaut"><text:span text:style-name="T122">./analog FICHIERLOG [-g FICHIERGRAPH] [-t HEURE] [-l NBLIENS=10] [-x] [-i] [-s] [-o]</text:span></text:span><text:bookmark-end text:name="__DdeLink__1832_1890266335"/></text:p>
      <text:p text:style-name="P36"><text:soft-page-break/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38">5.1</text:span></text:span><text:span text:style-name="Police_20_par_20_défaut"><text:span text:style-name="T141"> : </text:span></text:span><text:span text:style-name="Police_20_par_20_défaut"><text:span text:style-name="T146">Vérifie le comportement du programme avec plusieurs fois la même options.</text:span></text:span><text:span text:style-name="Police_20_par_20_défaut"><text:span text:style-name="T114"><text:line-break/>&gt; </text:span></text:span><text:span text:style-name="Police_20_par_20_défaut"><text:span text:style-name="T283">./analog -</text:span></text:span><text:span text:style-name="Police_20_par_20_défaut"><text:span text:style-name="T284">x fichier.log -x<text:line-break/></text:span></text:span><text:span text:style-name="Police_20_par_20_défaut"><text:span text:style-name="T264">stderr.out :</text:span></text:span><text:span text:style-name="Police_20_par_20_défaut"><text:span text:style-name="T106"><text:line-break/>L'argument -</text:span></text:span><text:span text:style-name="Police_20_par_20_défaut"><text:span text:style-name="T115">x</text:span></text:span><text:span text:style-name="Police_20_par_20_défaut"><text:span text:style-name="T106"> est présent plus d'une fois.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38">5.2</text:span></text:span><text:span text:style-name="Police_20_par_20_défaut"><text:span text:style-name="T141"> : </text:span></text:span><text:span text:style-name="Police_20_par_20_défaut"><text:span text:style-name="T147">Vérifie le comportement du programme avec plusieurs fois la même options.</text:span></text:span><text:span text:style-name="Police_20_par_20_défaut"><text:span text:style-name="T116"><text:line-break/>&gt; </text:span></text:span><text:span text:style-name="Police_20_par_20_défaut"><text:span text:style-name="T285">./</text:span></text:span><text:span text:style-name="Police_20_par_20_défaut"><text:span text:style-name="T286">analog</text:span></text:span><text:span text:style-name="Police_20_par_20_défaut"><text:span text:style-name="T287"> </text:span></text:span><text:span text:style-name="Police_20_par_20_défaut"><text:span text:style-name="T297">fichier.txt -t 2 -t 5 -x<text:line-break/></text:span></text:span><text:span text:style-name="Police_20_par_20_défaut"><text:span text:style-name="T264">stderr.out :</text:span></text:span><text:span text:style-name="Police_20_par_20_défaut"><text:span text:style-name="T107"><text:line-break/></text:span></text:span><text:span text:style-name="Police_20_par_20_défaut"><text:span text:style-name="T148">L'argument -t est présent plus d'une fois.<text:line-break/>./analog FICHIERLOG [-g FICHIERGRAPH] [-t HEURE] [-l NBLIENS=10] [-x] [-i] [-s] [-o]</text:span></text:span></text:p>
      <text:p text:style-name="P36"><text:span text:style-name="Police_20_par_20_défaut"><text:span text:style-name="T149">- </text:span></text:span><text:span text:style-name="Police_20_par_20_défaut"><text:span text:style-name="T241">1.6.1</text:span></text:span><text:span text:style-name="Police_20_par_20_défaut"><text:span text:style-name="T149"> : Vérifie le comportement du programme sans l'argument correspondant à une option.<text:line-break/></text:span></text:span><text:span text:style-name="Police_20_par_20_défaut"><text:span text:style-name="T150">&gt; </text:span></text:span><text:span text:style-name="Police_20_par_20_défaut"><text:span text:style-name="T298">./analog fichier.txt -g<text:line-break/></text:span></text:span><text:span text:style-name="Police_20_par_20_défaut"><text:span text:style-name="T264">stderr.out :</text:span></text:span><text:span text:style-name="Police_20_par_20_défaut"><text:span text:style-name="T298"><text:line-break/></text:span></text:span><text:span text:style-name="Police_20_par_20_défaut"><text:span text:style-name="T151">Il manque l'argument après -g.<text:line-break/>./analog FICHIERLOG [-g FICHIERGRAPH] [-t HEURE] [-l NBLIENS=10] [-x] [-i] [-s] [-o]</text:span></text:span></text:p>
      <text:p text:style-name="P36"><text:span text:style-name="Police_20_par_20_défaut"><text:span text:style-name="T112">- </text:span></text:span><text:span text:style-name="Police_20_par_20_défaut"><text:span text:style-name="T242">1.6.2</text:span></text:span><text:span text:style-name="Police_20_par_20_défaut"><text:span text:style-name="T152"> : Vérifie le comportement du programme sans l'argument correspondant à une option.<text:line-break/></text:span></text:span><text:span text:style-name="Police_20_par_20_défaut"><text:span text:style-name="T153">&gt; </text:span></text:span><text:span text:style-name="Police_20_par_20_défaut"><text:span text:style-name="T299">./analog fichier.txt -t<text:line-break/></text:span></text:span><text:span text:style-name="Police_20_par_20_défaut"><text:span text:style-name="T264">stderr.out :</text:span></text:span><text:span text:style-name="Police_20_par_20_défaut"><text:span text:style-name="T153"><text:line-break/></text:span></text:span><text:span text:style-name="Police_20_par_20_défaut"><text:span text:style-name="T154">Il manque l'argument après -t.<text:line-break/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43">7.</text:span></text:span><text:span text:style-name="Police_20_par_20_défaut"><text:span text:style-name="T244">1</text:span></text:span><text:span text:style-name="Police_20_par_20_défaut"><text:span text:style-name="T235"> </text:span></text:span><text:span text:style-name="Police_20_par_20_défaut"><text:span text:style-name="T141">: </text:span></text:span><text:span text:style-name="Police_20_par_20_défaut"><text:span text:style-name="T155">Vérifie le comportement du programme avec un argument trop court après l'option -g.</text:span></text:span><text:span text:style-name="Police_20_par_20_défaut"><text:span text:style-name="T108"><text:line-break/>&gt; </text:span></text:span><text:span text:style-name="Police_20_par_20_défaut"><text:span text:style-name="T288">./</text:span></text:span><text:span text:style-name="Police_20_par_20_défaut"><text:span text:style-name="T289">a</text:span></text:span><text:span text:style-name="Police_20_par_20_défaut"><text:span text:style-name="T290">nalog </text:span></text:span><text:span text:style-name="Police_20_par_20_défaut"><text:span text:style-name="T291">fichier.txt -g gr<text:line-break/></text:span></text:span><text:span text:style-name="Police_20_par_20_défaut"><text:span text:style-name="T264">stderr.out :</text:span></text:span><text:span text:style-name="Police_20_par_20_défaut"><text:span text:style-name="T108"><text:line-break/>L'argument de l'option -g est trop court.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44">7.2</text:span></text:span><text:span text:style-name="Police_20_par_20_défaut"><text:span text:style-name="T141"> : </text:span></text:span><text:span text:style-name="Police_20_par_20_défaut"><text:span text:style-name="T156">Vérifie le comportement du programme avec un argument invalide pour l'option -g (extension .dot).</text:span></text:span><text:span text:style-name="Police_20_par_20_défaut"><text:span text:style-name="T117"><text:line-break/>&gt; </text:span></text:span><text:span text:style-name="Police_20_par_20_défaut"><text:span text:style-name="T292">./analog fichier.txt -g </text:span></text:span><text:span text:style-name="Police_20_par_20_défaut"><text:span text:style-name="T300">graphe<text:line-break/></text:span></text:span><text:span text:style-name="Police_20_par_20_défaut"><text:span text:style-name="T264">stderr.out :</text:span></text:span><text:span text:style-name="Police_20_par_20_défaut"><text:span text:style-name="T109"><text:line-break/>L'argument de l'option -g doit avoir l'extension .dot.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45">8.</text:span></text:span><text:span text:style-name="Police_20_par_20_défaut"><text:span text:style-name="T246">1</text:span></text:span><text:span text:style-name="Police_20_par_20_défaut"><text:span text:style-name="T141"> : </text:span></text:span><text:span text:style-name="Police_20_par_20_défaut"><text:span text:style-name="T157">Vérifie le comportement du programme avec un argument invalide pour l'option -t (n'est pas un entier).</text:span></text:span><text:span text:style-name="Police_20_par_20_défaut"><text:span text:style-name="T118"><text:line-break/>&gt; </text:span></text:span><text:span text:style-name="Police_20_par_20_défaut"><text:span text:style-name="T293">./analog fichier.txt -</text:span></text:span><text:span text:style-name="Police_20_par_20_défaut"><text:span text:style-name="T294">g graphe.dot -t </text:span></text:span><text:span text:style-name="Police_20_par_20_défaut"><text:span text:style-name="T301">deux<text:line-break/></text:span></text:span><text:span text:style-name="Police_20_par_20_défaut"><text:span text:style-name="T264">stderr.out :</text:span></text:span><text:span text:style-name="Police_20_par_20_défaut"><text:span text:style-name="T110"><text:line-break/>L'argument de l'option -t n'est pas un entier.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47">8.</text:span></text:span><text:span text:style-name="Police_20_par_20_défaut"><text:span text:style-name="T246">2</text:span></text:span><text:span text:style-name="Police_20_par_20_défaut"><text:span text:style-name="T141"> : </text:span></text:span><text:span text:style-name="Police_20_par_20_défaut"><text:span text:style-name="T158">Vérifie le comportement du programme avec un argument invalide pour l'option -t (entier non compris entre 0 et 23).</text:span></text:span><text:span text:style-name="Police_20_par_20_défaut"><text:span text:style-name="T119"><text:line-break/>&gt; </text:span></text:span><text:span text:style-name="Police_20_par_20_défaut"><text:span text:style-name="T295">./analog fichier.log -g graphe.dot -t 42<text:line-break/></text:span></text:span><text:soft-page-break/><text:span text:style-name="Police_20_par_20_défaut"><text:span text:style-name="T264">stderr.out :</text:span></text:span><text:span text:style-name="Police_20_par_20_défaut"><text:span text:style-name="T111"><text:line-break/>L'argument de l'option -t n'est pas compris entre 0 et 23.<text:line-break/></text:span></text:span><text:span text:style-name="Police_20_par_20_défaut"><text:span text:style-name="T122"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47">9.1</text:span></text:span><text:span text:style-name="Police_20_par_20_défaut"><text:span text:style-name="T141"> : </text:span></text:span><text:span text:style-name="Police_20_par_20_défaut"><text:span text:style-name="T159">Vérifie le comportement du programme sans argument pour l'option -l.</text:span></text:span><text:span text:style-name="Police_20_par_20_défaut"><text:span text:style-name="T120"><text:line-break/>&gt; </text:span></text:span><text:span text:style-name="Police_20_par_20_défaut"><text:span text:style-name="T302">./analog fichier.txt -t 4 -l<text:line-break/></text:span></text:span><text:span text:style-name="Police_20_par_20_défaut"><text:span text:style-name="T264">stderr.out :</text:span></text:span><text:span text:style-name="Police_20_par_20_défaut"><text:span text:style-name="T121"><text:line-break/></text:span></text:span><text:span text:style-name="Police_20_par_20_défaut"><text:span text:style-name="T160">Il manque l'argument après -l.</text:span></text:span><text:span text:style-name="Police_20_par_20_défaut"><text:span text:style-name="T122"><text:line-break/>./analog FICHIERLOG [-g FICHIERGRAPH] [-t HEURE] [-l NBLIENS=10] [-x] [-i] [-s] [-o]</text:span></text:span></text:p>
      <text:p text:style-name="P36"><text:span text:style-name="Police_20_par_20_défaut"><text:span text:style-name="T280">- </text:span></text:span><text:span text:style-name="Police_20_par_20_défaut"><text:span text:style-name="T235">1.</text:span></text:span><text:span text:style-name="Police_20_par_20_défaut"><text:span text:style-name="T247">9.</text:span></text:span><text:span text:style-name="Police_20_par_20_défaut"><text:span text:style-name="T248">2</text:span></text:span><text:span text:style-name="Police_20_par_20_défaut"><text:span text:style-name="T141"> : </text:span></text:span><text:span text:style-name="Police_20_par_20_défaut"><text:span text:style-name="T161">Vérifie le comportement du programme avec un argument invalide pour l'option -l (n'est pas un entier).</text:span></text:span><text:span text:style-name="Police_20_par_20_défaut"><text:span text:style-name="T120"><text:line-break/>&gt; </text:span></text:span><text:span text:style-name="Police_20_par_20_défaut"><text:span text:style-name="T303">./analog fichier.txt -l deux<text:line-break/></text:span></text:span><text:span text:style-name="Police_20_par_20_défaut"><text:span text:style-name="T264">stderr.out :</text:span></text:span><text:span text:style-name="Police_20_par_20_défaut"><text:span text:style-name="T121"><text:line-break/></text:span></text:span><text:span text:style-name="Police_20_par_20_défaut"><text:span text:style-name="T162">L'argument de l'option -l n'est pas un entier.</text:span></text:span><text:span text:style-name="Police_20_par_20_défaut"><text:span text:style-name="T122"><text:line-break/>./analog FICHIERLOG [-g FICHIERGRAPH] [-t HEURE] [-l NBLIENS=10] [-x] [-i] [-s] [-o]</text:span></text:span></text:p>
      <text:p text:style-name="P39"><text:span text:style-name="Police_20_par_20_défaut"><text:span text:style-name="T163"><text:tab/></text:span></text:span><text:bookmark-start text:name="__DdeLink__2692_49223502"/><text:span text:style-name="Police_20_par_20_défaut"><text:span text:style-name="T332">2. Tests du fonctionnement du programme </text:span></text:span><text:span text:style-name="Police_20_par_20_défaut"><text:span text:style-name="T333">(</text:span></text:span><text:span text:style-name="Police_20_par_20_défaut"><text:span text:style-name="T336">Test_Analog_</text:span></text:span><text:span text:style-name="Police_20_par_20_défaut"><text:span text:style-name="T337">1.*</text:span></text:span><text:span text:style-name="Police_20_par_20_défaut"><text:span text:style-name="T333">)</text:span></text:span><text:bookmark-end text:name="__DdeLink__2692_49223502"/></text:p>
      <text:p text:style-name="P35"><text:span text:style-name="Police_20_par_20_défaut"><text:span text:style-name="T163"/></text:span></text:p>
      <text:p text:style-name="P24"><text:span text:style-name="Police_20_par_20_défaut"><text:span text:style-name="T163"><text:tab/>Nous utilisons pour tester le programme un </text:span></text:span><text:span text:style-name="Police_20_par_20_défaut"><text:span text:style-name="T164">fichier de log de test </text:span></text:span><text:span text:style-name="Police_20_par_20_défaut"><text:span text:style-name="T166">(</text:span></text:span><text:span text:style-name="Police_20_par_20_défaut"><text:span text:style-name="T305">Tests/</text:span></text:span><text:span text:style-name="Police_20_par_20_défaut"><text:span text:style-name="T304">testLogFile.log</text:span></text:span><text:span text:style-name="Police_20_par_20_défaut"><text:span text:style-name="T166">)</text:span></text:span><text:span text:style-name="Police_20_par_20_défaut"><text:span text:style-name="T164">, contenant que quelques lignes afin de </text:span></text:span><text:span text:style-name="Police_20_par_20_défaut"><text:span text:style-name="T165">pouvoir vérifier le résultat et tous les cas spéciaux.</text:span></text:span></text:p>
      <text:p text:style-name="P34"><text:span text:style-name="Police_20_par_20_défaut"><text:span text:style-name="T261">D</text:span></text:span><text:span text:style-name="Police_20_par_20_défaut"><text:span text:style-name="T262">escription du f</text:span></text:span><text:span text:style-name="Police_20_par_20_défaut"><text:span text:style-name="T261">ichier </text:span></text:span><text:span text:style-name="Police_20_par_20_défaut"><text:span text:style-name="T324">testLogFile.log</text:span></text:span><text:span text:style-name="Police_20_par_20_défaut"><text:span text:style-name="T261"> :</text:span></text:span></text:p>
      <text:p text:style-name="P33"><text:span text:style-name="Police_20_par_20_défaut"><text:span text:style-name="T190">(forme </text:span></text:span><text:span text:style-name="Police_20_par_20_défaut"><text:span text:style-name="T192">de présentation </text:span></text:span><text:span text:style-name="Police_20_par_20_défaut"><text:span text:style-name="T193">des liens du fichier</text:span></text:span><text:span text:style-name="Police_20_par_20_défaut"><text:span text:style-name="T190"> :<text:line-break/><text:tab/>referer :<text:line-break/><text:tab/><text:tab/>→ lien</text:span></text:span><text:span text:style-name="Police_20_par_20_défaut"><text:span text:style-name="T191">)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span text:style-name="Police_20_par_20_défaut"><text:span text:style-name="T167">1</text:span></text:span><text:span text:style-name="Police_20_par_20_défaut"><text:span text:style-name="T195">1</text:span></text:span><text:span text:style-name="Police_20_par_20_défaut"><text:span text:style-name="T167">h :</text:span></text:span></text:p>
            <text:p text:style-name="P32"><text:span text:style-name="Police_20_par_20_défaut"><text:span text:style-name="T167"><text:tab/></text:span></text:span><text:span text:style-name="Police_20_par_20_défaut"><text:span text:style-name="T186">http://intranet-if.insa-lyon.fr</text:span></text:span><text:span text:style-name="Police_20_par_20_défaut"><text:span text:style-name="T168">/temps/4IF15.html <text:line-break/><text:tab/><text:tab/>→ </text:span></text:span><text:span text:style-name="Police_20_par_20_défaut"><text:span text:style-name="T169">/temps/4IF16.html/<text:line-break/><text:tab/></text:span></text:span><text:span text:style-name="Police_20_par_20_défaut"><text:span text:style-name="T186">http://intranet-if.insa-lyon.fr</text:span></text:span><text:span text:style-name="Police_20_par_20_défaut"><text:span text:style-name="T168">/temps/4IF1</text:span></text:span><text:span text:style-name="Police_20_par_20_défaut"><text:span text:style-name="T170">6</text:span></text:span><text:span text:style-name="Police_20_par_20_défaut"><text:span text:style-name="T168">.html <text:line-break/><text:tab/><text:tab/>→ </text:span></text:span><text:span text:style-name="Police_20_par_20_défaut"><text:span text:style-name="T169">/temps/4IF1</text:span></text:span><text:span text:style-name="Police_20_par_20_défaut"><text:span text:style-name="T170">7</text:span></text:span><text:span text:style-name="Police_20_par_20_défaut"><text:span text:style-name="T169">.html<text:line-break/><text:tab/></text:span></text:span><text:span text:style-name="Police_20_par_20_défaut"><text:span text:style-name="T186">http://intranet-if.insa-lyon.fr</text:span></text:span><text:span text:style-name="Police_20_par_20_défaut"><text:span text:style-name="T168">/temps/4IF1</text:span></text:span><text:span text:style-name="Police_20_par_20_défaut"><text:span text:style-name="T170">7</text:span></text:span><text:span text:style-name="Police_20_par_20_défaut"><text:span text:style-name="T168">.html/ <text:line-break/><text:tab/><text:tab/>→ </text:span></text:span><text:span text:style-name="Police_20_par_20_défaut"><text:span text:style-name="T169">/temps/4IF1</text:span></text:span><text:span text:style-name="Police_20_par_20_défaut"><text:span text:style-name="T170">8</text:span></text:span><text:span text:style-name="Police_20_par_20_défaut"><text:span text:style-name="T169">.html/<text:line-break/><text:tab/></text:span></text:span><text:span text:style-name="Police_20_par_20_défaut"><text:span text:style-name="T186">http://intranet-if.insa-lyon.fr</text:span></text:span><text:span text:style-name="Police_20_par_20_défaut"><text:span text:style-name="T168">/temps/4IF1</text:span></text:span><text:span text:style-name="Police_20_par_20_défaut"><text:span text:style-name="T170">8</text:span></text:span><text:span text:style-name="Police_20_par_20_défaut"><text:span text:style-name="T168">.html <text:line-break/><text:tab/><text:tab/>→ </text:span></text:span><text:span text:style-name="Police_20_par_20_défaut"><text:span text:style-name="T169">/temps/4IF1</text:span></text:span><text:span text:style-name="Police_20_par_20_défaut"><text:span text:style-name="T170">9</text:span></text:span><text:span text:style-name="Police_20_par_20_défaut"><text:span text:style-name="T169">.html<text:line-break/><text:tab/></text:span></text:span><text:span text:style-name="Police_20_par_20_défaut"><text:span text:style-name="T186">http://intranet-if.insa-lyon.fr</text:span></text:span><text:span text:style-name="Police_20_par_20_défaut"><text:span text:style-name="T168">/temps/4IF1</text:span></text:span><text:span text:style-name="Police_20_par_20_défaut"><text:span text:style-name="T170">9</text:span></text:span><text:span text:style-name="Police_20_par_20_défaut"><text:span text:style-name="T168">.html <text:line-break/><text:tab/><text:tab/>→ </text:span></text:span><text:span text:style-name="Police_20_par_20_défaut"><text:span text:style-name="T169">/temps/4IF1</text:span></text:span><text:span text:style-name="Police_20_par_20_défaut"><text:span text:style-name="T170">5</text:span></text:span><text:span text:style-name="Police_20_par_20_défaut"><text:span text:style-name="T169">.html</text:span></text:span></text:p>
            <text:p text:style-name="P32"><text:span text:style-name="Police_20_par_20_défaut"><text:span text:style-name="T171">12</text:span></text:span><text:span text:style-name="Police_20_par_20_défaut"><text:span text:style-name="T181">h</text:span></text:span><text:span text:style-name="Police_20_par_20_défaut"><text:span text:style-name="T171"> :</text:span></text:span></text:p>
            <text:p text:style-name="P32"><text:span text:style-name="Police_20_par_20_défaut"><text:span text:style-name="T167"><text:tab/></text:span></text:span><text:a xlink:type="simple" xlink:href="http://www.google.fr/"><text:span text:style-name="Police_20_par_20_défaut">www.google.fr</text:span></text:a><text:span text:style-name="Police_20_par_20_défaut"><text:span text:style-name="T172"> <text:tab/><text:tab/><text:tab/><text:tab/><text:tab/><text:line-break/><text:tab/><text:tab/></text:span></text:span><text:span text:style-name="Police_20_par_20_défaut"><text:span text:style-name="T168">→ </text:span></text:span><text:span text:style-name="Police_20_par_20_défaut"><text:span text:style-name="T173">/favicon.ico/</text:span></text:span><text:span text:style-name="Police_20_par_20_défaut"><text:span text:style-name="T169"><text:line-break/><text:tab/></text:span></text:span><text:span text:style-name="Police_20_par_20_défaut"><text:span text:style-name="T167">-</text:span></text:span><text:span text:style-name="Police_20_par_20_défaut"><text:span text:style-name="T168"> <text:tab/><text:tab/><text:tab/><text:tab/><text:tab/><text:tab/><text:tab/><text:tab/><text:line-break/><text:tab/><text:tab/>→ </text:span></text:span><text:span text:style-name="Police_20_par_20_défaut"><text:span text:style-name="T174">/favicon.ico</text:span></text:span><text:span text:style-name="Police_20_par_20_défaut"><text:span text:style-name="T169"><text:line-break/><text:tab/></text:span></text:span><text:span text:style-name="Police_20_par_20_défaut"><text:span text:style-name="T167">- <text:tab/><text:tab/><text:tab/><text:tab/><text:tab/><text:tab/><text:tab/><text:tab/><text:line-break/><text:tab/><text:tab/></text:span></text:span><text:span text:style-name="Police_20_par_20_défaut"><text:span text:style-name="T168">→ </text:span></text:span><text:span text:style-name="Police_20_par_20_défaut"><text:span text:style-name="T169">/temps/4IF1</text:span></text:span><text:span text:style-name="Police_20_par_20_défaut"><text:span text:style-name="T175">5</text:span></text:span><text:span text:style-name="Police_20_par_20_défaut"><text:span text:style-name="T169">.html<text:line-break/><text:tab/></text:span></text:span><text:span text:style-name="Police_20_par_20_défaut"><text:span text:style-name="T189">http://intranet-if.insa-lyon.fr</text:span></text:span><text:span text:style-name="Police_20_par_20_défaut"><text:span text:style-name="T168">/temps/4IF15.html <text:tab/><text:line-break/><text:tab/><text:tab/>→ </text:span></text:span><text:span text:style-name="Police_20_par_20_défaut"><text:span text:style-name="T176">/temps/style_emploi_du_temps.css</text:span></text:span><text:span text:style-name="Police_20_par_20_défaut"><text:span text:style-name="T169"><text:line-break/><text:tab/></text:span></text:span><text:span text:style-name="Police_20_par_20_défaut"><text:span text:style-name="T167">- <text:tab/><text:tab/><text:tab/><text:tab/><text:tab/><text:tab/><text:tab/><text:tab/><text:line-break/><text:tab/><text:tab/></text:span></text:span><text:span text:style-name="Police_20_par_20_défaut"><text:span text:style-name="T168">→ </text:span></text:span><text:span text:style-name="Police_20_par_20_défaut"><text:span text:style-name="T176">/temps/style_emploi_du_temps.css/</text:span></text:span></text:p>
          </table:table-cell>
        </table:table-row>
      </table:table>
      <text:p text:style-name="P31"><text:span text:style-name="Police_20_par_20_défaut"><text:span text:style-name="T177">On notera les spécificités du fichier :<text:line-break/><text:tab/>- </text:span></text:span><text:span text:style-name="Police_20_par_20_défaut"><text:span text:style-name="T178">accès depuis un lien extérieur (google.fr)<text:line-break/><text:tab/>- accès depuis </text:span></text:span><text:span text:style-name="Police_20_par_20_défaut"><text:span text:style-name="T179">'</text:span></text:span><text:span text:style-name="Police_20_par_20_défaut"><text:span text:style-name="T178">-</text:span></text:span><text:span text:style-name="Police_20_par_20_défaut"><text:span text:style-name="T179">'</text:span></text:span><text:span text:style-name="Police_20_par_20_défaut"><text:span text:style-name="T178"><text:line-break/><text:tab/>- </text:span></text:span><text:span text:style-name="Police_20_par_20_défaut"><text:span text:style-name="T180">présence de fichier de style (</text:span></text:span><text:span text:style-name="Police_20_par_20_défaut"><text:span text:style-name="T306">.css</text:span></text:span><text:span text:style-name="Police_20_par_20_défaut"><text:span text:style-name="T180">)</text:span></text:span><text:span text:style-name="Police_20_par_20_défaut"><text:span text:style-name="T306"> </text:span></text:span><text:span text:style-name="Police_20_par_20_défaut"><text:span text:style-name="T180">et image (</text:span></text:span><text:span text:style-name="Police_20_par_20_défaut"><text:span text:style-name="T306">.ico</text:span></text:span><text:span text:style-name="Police_20_par_20_défaut"><text:span text:style-name="T180">)<text:line-break/><text:tab/>-</text:span></text:span><text:span text:style-name="Police_20_par_20_défaut"><text:span text:style-name="T182"> des navigations sont faites à différentes heure</text:span></text:span><text:span text:style-name="Police_20_par_20_défaut"><text:span text:style-name="T183">s<text:line-break/><text:tab/>- </text:span></text:span><text:span text:style-name="Police_20_par_20_défaut"><text:span text:style-name="T188">les mêmes liens</text:span></text:span><text:span text:style-name="Police_20_par_20_défaut"><text:span text:style-name="T184"> ont, </text:span></text:span><text:span text:style-name="Police_20_par_20_défaut"><text:span text:style-name="T188">ou n'ont pas,</text:span></text:span><text:span text:style-name="Police_20_par_20_défaut"><text:span text:style-name="T184"> un </text:span></text:span><text:span text:style-name="Police_20_par_20_défaut"><text:span text:style-name="T187">'</text:span></text:span><text:span text:style-name="Police_20_par_20_défaut"><text:span text:style-name="T184">/</text:span></text:span><text:span text:style-name="Police_20_par_20_défaut"><text:span text:style-name="T187">'</text:span></text:span><text:span text:style-name="Police_20_par_20_défaut"><text:span text:style-name="T184"> </text:span></text:span><text:span text:style-name="Police_20_par_20_défaut"><text:span text:style-name="T185">à la fin</text:span></text:span></text:p>
      <text:p text:style-name="P31"><text:span text:style-name="Police_20_par_20_défaut"><text:span text:style-name="T185"/></text:span></text:p>
      <text:p text:style-name="P30"><text:soft-page-break/><text:span text:style-name="Police_20_par_20_défaut"><text:span text:style-name="T185">- </text:span></text:span><text:span text:style-name="Police_20_par_20_défaut"><text:span text:style-name="T249">1.0 </text:span></text:span><text:span text:style-name="Police_20_par_20_défaut"><text:span text:style-name="T194">: </text:span></text:span><text:span text:style-name="Police_20_par_20_défaut"><text:span text:style-name="T196">Exécution du programme avec le fichier de log de test sans argument.<text:line-break/></text:span></text:span><text:bookmark-start text:name="__DdeLink__672_174786856"/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</text:span></text:span><text:bookmark-end text:name="__DdeLink__672_174786856"/><text:span text:style-name="Police_20_par_20_défaut"><text:span text:style-name="T307"><text:line-break/></text:span></text:span><text:span text:style-name="Police_20_par_20_défaut"><text:span text:style-name="T265">std.out :</text:span></text:span><text:span text:style-name="Police_20_par_20_défaut"><text:span text:style-name="T197"><text:line-break/></text:span></text:span><text:span text:style-name="Police_20_par_20_défaut"><text:span text:style-name="T198"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/text:span></text:span></text:p>
      <text:p text:style-name="P27"><text:span text:style-name="Police_20_par_20_défaut"><text:span text:style-name="T198">- </text:span></text:span><text:span text:style-name="Police_20_par_20_défaut"><text:span text:style-name="T250">1.1.</text:span></text:span><text:span text:style-name="Police_20_par_20_défaut"><text:span text:style-name="T251">1</text:span></text:span><text:span text:style-name="Police_20_par_20_défaut"><text:span text:style-name="T199"> : </text:span></text:span><text:span text:style-name="Police_20_par_20_défaut"><text:span text:style-name="T201">Exécution du programme avec le fichier de log de test en générant le fichier graphe .dot correspondant.</text:span></text:span><text:span text:style-name="Police_20_par_20_défaut"><text:span text:style-name="T199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</text:span></text:span><text:span text:style-name="Police_20_par_20_défaut"><text:span text:style-name="T309">-g graphe.dot<text:line-break/></text:span></text:span><text:span text:style-name="Police_20_par_20_défaut"><text:span text:style-name="T265">std.out :</text:span></text:span><text:span text:style-name="Police_20_par_20_défaut"><text:span text:style-name="T309"><text:line-break/></text:span></text:span><text:span text:style-name="Police_20_par_20_défaut"><text:span text:style-name="T202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02"><text:line-break/></text:span></text:span><text:span text:style-name="Police_20_par_20_défaut"><text:span text:style-name="T203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9"><text:span text:style-name="Police_20_par_20_défaut"><text:span text:style-name="T199">- </text:span></text:span><text:span text:style-name="Police_20_par_20_défaut"><text:span text:style-name="T251">1.1.2</text:span></text:span><text:span text:style-name="Police_20_par_20_défaut"><text:span text:style-name="T200"> : </text:span></text:span><text:span text:style-name="Police_20_par_20_défaut"><text:span text:style-name="T204">Exécution du programme avec le fichier de log de test en générant le fichier graphe .dot correspondant ainsi que l'image graphe.png (+ ouverture)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</text:span></text:span><text:span text:style-name="Police_20_par_20_défaut"><text:span text:style-name="T310">-g graphe.dot -o<text:line-break/></text:span></text:span><text:span text:style-name="Police_20_par_20_défaut"><text:span text:style-name="T265">std.out :</text:span></text:span><text:span text:style-name="Police_20_par_20_défaut"><text:span text:style-name="T310"><text:line-break/></text:span></text:span><text:span text:style-name="Police_20_par_20_défaut"><text:span text:style-name="T202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</text:span></text:span><text:soft-page-break/><text:span text:style-name="Police_20_par_20_défaut"><text:span text:style-name="T202">/temps/4IF16.html (1 hits)<text:line-break/></text:span></text:span><text:span text:style-name="Police_20_par_20_défaut"><text:span text:style-name="T205">Generating graphe.png. Please wait... (this might take a while)<text:line-break/>Image generated.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02"><text:line-break/></text:span></text:span><text:span text:style-name="Police_20_par_20_défaut"><text:span text:style-name="T203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7"><text:span text:style-name="Police_20_par_20_défaut"><text:span text:style-name="T200">- </text:span></text:span><text:span text:style-name="Police_20_par_20_défaut"><text:span text:style-name="T251">1.2.1</text:span></text:span><text:span text:style-name="Police_20_par_20_défaut"><text:span text:style-name="T200"> : </text:span></text:span><text:span text:style-name="Police_20_par_20_défaut"><text:span text:style-name="T206">Exécution du programme avec le fichier de log de test avec l'option -l pour n'afficher que les trois liens les plus visités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</text:span></text:span><text:span text:style-name="Police_20_par_20_défaut"><text:span text:style-name="T311"> -l 3<text:line-break/></text:span></text:span><text:span text:style-name="Police_20_par_20_défaut"><text:span text:style-name="T265">std.out :</text:span></text:span><text:span text:style-name="Police_20_par_20_défaut"><text:span text:style-name="T311"><text:line-break/></text:span></text:span><text:span text:style-name="Police_20_par_20_défaut"><text:span text:style-name="T202">/temps/style_emploi_du_temps.css (2 hits)<text:line-break/>/temps/4IF15.html (2 hits)<text:line-break/>/favicon.ico (2 hits)</text:span></text:span></text:p>
      <text:p text:style-name="P29"><text:span text:style-name="Police_20_par_20_défaut"><text:span text:style-name="T200">- </text:span></text:span><text:span text:style-name="Police_20_par_20_défaut"><text:span text:style-name="T251">1.2.2 </text:span></text:span><text:span text:style-name="Police_20_par_20_défaut"><text:span text:style-name="T200">: </text:span></text:span><text:span text:style-name="Police_20_par_20_défaut"><text:span text:style-name="T207">Exécution du programme avec le fichier de log de test avec l'option -l pour n'afficher que les trois liens les plus visités, et l'option -g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</text:span></text:span><text:span text:style-name="Police_20_par_20_défaut"><text:span text:style-name="T312"> -l 3 -g graphe.dot<text:line-break/></text:span></text:span><text:span text:style-name="Police_20_par_20_défaut"><text:span text:style-name="T265">std.out :</text:span></text:span><text:span text:style-name="Police_20_par_20_défaut"><text:span text:style-name="T312"><text:line-break/></text:span></text:span><text:span text:style-name="Police_20_par_20_défaut"><text:span text:style-name="T202">Dot-file graphe.dot generated</text:span></text:span><text:span text:style-name="Police_20_par_20_défaut"><text:span text:style-name="T312"><text:line-break/></text:span></text:span><text:span text:style-name="Police_20_par_20_défaut"><text:span text:style-name="T202">/temps/style_emploi_du_temps.css (2 hits)<text:line-break/>/temps/4IF15.html (2 hits)<text:line-break/>/favicon.ico (2 hits)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02"><text:line-break/></text:span></text:span><text:span text:style-name="Police_20_par_20_défaut"><text:span text:style-name="T208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7"><text:span text:style-name="Police_20_par_20_défaut"><text:span text:style-name="T200">- </text:span></text:span><text:span text:style-name="Police_20_par_20_défaut"><text:span text:style-name="T251">1.3.1</text:span></text:span><text:span text:style-name="Police_20_par_20_défaut"><text:span text:style-name="T200"> : </text:span></text:span><text:span text:style-name="Police_20_par_20_défaut"><text:span text:style-name="T209">Exécution du programme avec le fichier de log de test avec l'option -x pour ne pas considérer les fichiers images, style, javascript...</text:span></text:span><text:span text:style-name="Police_20_par_20_défaut"><text:span text:style-name="T200"><text:line-break/></text:span></text:span><text:soft-page-break/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-</text:span></text:span><text:span text:style-name="Police_20_par_20_défaut"><text:span text:style-name="T313">x<text:line-break/></text:span></text:span><text:span text:style-name="Police_20_par_20_défaut"><text:span text:style-name="T265">std.out :</text:span></text:span><text:span text:style-name="Police_20_par_20_défaut"><text:span text:style-name="T313"><text:line-break/></text:span></text:span><text:span text:style-name="Police_20_par_20_défaut"><text:span text:style-name="T210">/temps/4IF15.html (2 hits)<text:line-break/>/temps/4IF19.html (1 hits)<text:line-break/>/temps/4IF18.html (1 hits)<text:line-break/>/temps/4IF17.html (1 hits)<text:line-break/>/temps/4IF16.html (1 hits)</text:span></text:span></text:p>
      <text:p text:style-name="P29"><text:span text:style-name="Police_20_par_20_défaut"><text:span text:style-name="T200">- </text:span></text:span><text:span text:style-name="Police_20_par_20_défaut"><text:span text:style-name="T251">1.3.2 </text:span></text:span><text:span text:style-name="Police_20_par_20_défaut"><text:span text:style-name="T200">: </text:span></text:span><text:span text:style-name="Police_20_par_20_défaut"><text:span text:style-name="T211">Exécution du programme avec le fichier de log de test avec l'option -x pour ne pas considérer les images, style, javascript... Et l'option -g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</text:span></text:span><text:span text:style-name="Police_20_par_20_défaut"><text:span text:style-name="T314"> -x -g graphe.dot<text:line-break/></text:span></text:span><text:span text:style-name="Police_20_par_20_défaut"><text:span text:style-name="T265">std.out :</text:span></text:span><text:span text:style-name="Police_20_par_20_défaut"><text:span text:style-name="T314"><text:line-break/></text:span></text:span><text:span text:style-name="Police_20_par_20_défaut"><text:span text:style-name="T212">Dot-file graphe.dot generated</text:span></text:span><text:span text:style-name="Police_20_par_20_défaut"><text:span text:style-name="T313"><text:line-break/></text:span></text:span><text:span text:style-name="Police_20_par_20_défaut"><text:span text:style-name="T210">/temps/4IF15.html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13"><text:line-break/>digraph {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7"><text:span text:style-name="Police_20_par_20_défaut"><text:span text:style-name="T200">- </text:span></text:span><text:span text:style-name="Police_20_par_20_défaut"><text:span text:style-name="T251">1.4.1</text:span></text:span><text:span text:style-name="Police_20_par_20_défaut"><text:span text:style-name="T200"> : </text:span></text:span><text:span text:style-name="Police_20_par_20_défaut"><text:span text:style-name="T214">Exécution du programme avec le fichier de log de test avec l'option -t pour afficher uniquement les navigations à 11h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– </text:span></text:span><text:span text:style-name="Police_20_par_20_défaut"><text:span text:style-name="T315">11<text:line-break/></text:span></text:span><text:span text:style-name="Police_20_par_20_défaut"><text:span text:style-name="T265">std.out :</text:span></text:span><text:span text:style-name="Police_20_par_20_défaut"><text:span text:style-name="T315"><text:line-break/></text:span></text:span><text:span text:style-name="Police_20_par_20_défaut"><text:span text:style-name="T215">/temps/4IF19.html (1 hits)<text:line-break/>/temps/4IF18.html (1 hits)<text:line-break/>/temps/4IF17.html (1 hits)<text:line-break/>/temps/4IF16.html (1 hits)<text:line-break/>/temps/4IF15.html (1 hits)</text:span></text:span></text:p>
      <text:p text:style-name="P29"><text:span text:style-name="Police_20_par_20_défaut"><text:span text:style-name="T200">- </text:span></text:span><text:span text:style-name="Police_20_par_20_défaut"><text:span text:style-name="T251">1.4.2</text:span></text:span><text:span text:style-name="Police_20_par_20_défaut"><text:span text:style-name="T200"> : </text:span></text:span><text:span text:style-name="Police_20_par_20_défaut"><text:span text:style-name="T216">Exécution du programme avec le fichier de log de test avec l'option -t pour afficher uniquement les navigations à 11h, et l'option -g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</text:span></text:span><text:span text:style-name="Police_20_par_20_défaut"><text:span text:style-name="T316"> -t 11 -g graphe.dot<text:line-break/></text:span></text:span><text:span text:style-name="Police_20_par_20_défaut"><text:span text:style-name="T265">std.out :</text:span></text:span><text:span text:style-name="Police_20_par_20_défaut"><text:span text:style-name="T316"><text:line-break/></text:span></text:span><text:span text:style-name="Police_20_par_20_défaut"><text:span text:style-name="T217">Dot-file graphe.dot generated</text:span></text:span><text:span text:style-name="Police_20_par_20_défaut"><text:span text:style-name="T316"><text:line-break/></text:span></text:span><text:span text:style-name="Police_20_par_20_défaut"><text:span text:style-name="T215"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15"><text:line-break/></text:span></text:span><text:soft-page-break/><text:span text:style-name="Police_20_par_20_défaut"><text:span text:style-name="T218">digraph {<text:line-break/>"/temps/4IF19.html" -&gt; "/temps/4IF15.html" [label="1"];<text:line-break/>"/temps/4IF15.html" -&gt; "/temps/4IF16.html" [label="1"]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7"><text:span text:style-name="Police_20_par_20_défaut"><text:span text:style-name="T200">- </text:span></text:span><text:span text:style-name="Police_20_par_20_défaut"><text:span text:style-name="T251">1.4.3</text:span></text:span><text:span text:style-name="Police_20_par_20_défaut"><text:span text:style-name="T200"> : </text:span></text:span><text:span text:style-name="Police_20_par_20_défaut"><text:span text:style-name="T219">Exécution du programme avec le fichier de log de test avec l'option -t pour afficher uniquement les navigations à 12h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</text:span></text:span><text:span text:style-name="Police_20_par_20_défaut"><text:span text:style-name="T317">-t 12<text:line-break/></text:span></text:span><text:span text:style-name="Police_20_par_20_défaut"><text:span text:style-name="T265">std.out :</text:span></text:span><text:span text:style-name="Police_20_par_20_défaut"><text:span text:style-name="T317"><text:line-break/></text:span></text:span><text:span text:style-name="Police_20_par_20_défaut"><text:span text:style-name="T220">/temps/style_emploi_du_temps.css (2 hits)<text:line-break/>/favicon.ico (2 hits)<text:line-break/>/temps/4IF15.html (1 hits)</text:span></text:span></text:p>
      <text:p text:style-name="P29"><text:span text:style-name="Police_20_par_20_défaut"><text:span text:style-name="T200">- </text:span></text:span><text:span text:style-name="Police_20_par_20_défaut"><text:span text:style-name="T251">1.4.4</text:span></text:span><text:span text:style-name="Police_20_par_20_défaut"><text:span text:style-name="T200"> : </text:span></text:span><text:span text:style-name="Police_20_par_20_défaut"><text:span text:style-name="T221">Exécution du programme avec le fichier de log de test avec l'option -t pour afficher uniquement les navigations à 12h, et l'option -g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</text:span></text:span><text:span text:style-name="Police_20_par_20_défaut"><text:span text:style-name="T318">-t 12 -g graphe.dot<text:line-break/></text:span></text:span><text:span text:style-name="Police_20_par_20_défaut"><text:span text:style-name="T265">std.out :</text:span></text:span><text:span text:style-name="Police_20_par_20_défaut"><text:span text:style-name="T318"><text:line-break/></text:span></text:span><text:span text:style-name="Police_20_par_20_défaut"><text:span text:style-name="T222">Dot-file graphe.dot generated</text:span></text:span><text:span text:style-name="Police_20_par_20_défaut"><text:span text:style-name="T318"><text:line-break/></text:span></text:span><text:span text:style-name="Police_20_par_20_défaut"><text:span text:style-name="T220">/temps/style_emploi_du_temps.css (2 hits)<text:line-break/>/favicon.ico (2 hits)<text:line-break/>/temps/4IF15.html (1 hits)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23"><text:line-break/></text:span></text:span><text:span text:style-name="Police_20_par_20_défaut"><text:span text:style-name="T224">digraph {<text:line-break/>"-" -&gt; "/favicon.ico" [label="1"];<text:line-break/>"www.google.fr" -&gt; "/favicon.ico" [label="1"];<text:line-break/>"-" -&gt; "/temps/4IF15.html" [label="1"];<text:line-break/>"-" -&gt; "/temps/style_emploi_du_temps.css" [label="1"];<text:line-break/>"/temps/4IF15.html" -&gt; "/temps/style_emploi_du_temps.css" [label="1"];<text:line-break/>}</text:span></text:span></text:p>
      <text:p text:style-name="P27"><text:span text:style-name="Police_20_par_20_défaut"><text:span text:style-name="T200">-</text:span></text:span><text:span text:style-name="Police_20_par_20_défaut"><text:span text:style-name="T251"> 1.4.5 </text:span></text:span><text:span text:style-name="Police_20_par_20_défaut"><text:span text:style-name="T200">: </text:span></text:span><text:span text:style-name="Police_20_par_20_défaut"><text:span text:style-name="T225">Exécution du programme avec le fichier de log de test avec l'option -t pour afficher uniquement les navigations à 13h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-</text:span></text:span><text:span text:style-name="Police_20_par_20_défaut"><text:span text:style-name="T319">t 13<text:line-break/></text:span></text:span><text:span text:style-name="Police_20_par_20_défaut"><text:span text:style-name="T265">std.out :</text:span></text:span><text:span text:style-name="Police_20_par_20_défaut"><text:span text:style-name="T319"><text:line-break/></text:span></text:span></text:p>
      <text:p text:style-name="P28"><text:span text:style-name="Police_20_par_20_défaut"><text:span text:style-name="T200">- </text:span></text:span><text:span text:style-name="Police_20_par_20_défaut"><text:span text:style-name="T251">1.4.6 </text:span></text:span><text:span text:style-name="Police_20_par_20_défaut"><text:span text:style-name="T200">: </text:span></text:span><text:span text:style-name="Police_20_par_20_défaut"><text:span text:style-name="T226">Exécution du programme avec le fichier de log de test avec l'option -t pour afficher uniquement les navigations à 13h, et l'option -g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–</text:span></text:span><text:span text:style-name="Police_20_par_20_défaut"><text:span text:style-name="T320">t</text:span></text:span><text:span text:style-name="Police_20_par_20_défaut"><text:span text:style-name="T307"> </text:span></text:span><text:span text:style-name="Police_20_par_20_défaut"><text:span text:style-name="T320">13 </text:span></text:span><text:span text:style-name="Police_20_par_20_défaut"><text:span text:style-name="T321">-g graphe.dot<text:line-break/></text:span></text:span><text:span text:style-name="Police_20_par_20_défaut"><text:span text:style-name="T265">std.out :</text:span></text:span><text:span text:style-name="Police_20_par_20_défaut"><text:span text:style-name="T321"><text:line-break/></text:span></text:span><text:span text:style-name="Police_20_par_20_défaut"><text:span text:style-name="T227">Dot-file graphe.dot generated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27"><text:line-break/></text:span></text:span><text:span text:style-name="Police_20_par_20_défaut"><text:span text:style-name="T228">digraph {<text:line-break/>}</text:span></text:span></text:p>
      <text:p text:style-name="P27"><text:soft-page-break/><text:span text:style-name="Police_20_par_20_défaut"><text:span text:style-name="T200">- </text:span></text:span><text:span text:style-name="Police_20_par_20_défaut"><text:span text:style-name="T251">1.</text:span></text:span><text:span text:style-name="Police_20_par_20_défaut"><text:span text:style-name="T252">5.1</text:span></text:span><text:span text:style-name="Police_20_par_20_défaut"><text:span text:style-name="T251"> </text:span></text:span><text:span text:style-name="Police_20_par_20_défaut"><text:span text:style-name="T200">: </text:span></text:span><text:span text:style-name="Police_20_par_20_défaut"><text:span text:style-name="T229">Exécution du programme avec le fichier de log de test avec l'option -i pour afficher uniquement les navigations internes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 -</text:span></text:span><text:span text:style-name="Police_20_par_20_défaut"><text:span text:style-name="T322">i<text:line-break/></text:span></text:span><text:span text:style-name="Police_20_par_20_défaut"><text:span text:style-name="T265">std.out :</text:span></text:span><text:span text:style-name="Police_20_par_20_défaut"><text:span text:style-name="T322"><text:line-break/></text:span></text:span><text:span text:style-name="Police_20_par_20_défaut"><text:span text:style-name="T230">/temps/style_emploi_du_temps.css (1 hits)<text:line-break/>/temps/4IF19.html (1 hits)<text:line-break/>/temps/4IF18.html (1 hits)<text:line-break/>/temps/4IF17.html (1 hits)<text:line-break/>/temps/4IF16.html (1 hits)<text:line-break/>/temps/4IF15.html (1 hits)</text:span></text:span></text:p>
      <text:p text:style-name="P26"><text:span text:style-name="Police_20_par_20_défaut"><text:span text:style-name="T200">- </text:span></text:span><text:span text:style-name="Police_20_par_20_défaut"><text:span text:style-name="T251">1.</text:span></text:span><text:span text:style-name="Police_20_par_20_défaut"><text:span text:style-name="T252">5.2</text:span></text:span><text:span text:style-name="Police_20_par_20_défaut"><text:span text:style-name="T200"> : </text:span></text:span><text:span text:style-name="Police_20_par_20_défaut"><text:span text:style-name="T231">Exécution du programme avec le fichier de log de test avec l'option -i pour afficher uniquement les navigations internes, et l'option -g.</text:span></text:span><text:span text:style-name="Police_20_par_20_défaut"><text:span text:style-name="T200"><text:line-break/></text:span></text:span><text:span text:style-name="Police_20_par_20_défaut"><text:span text:style-name="T197">&gt; </text:span></text:span><text:span text:style-name="Police_20_par_20_défaut"><text:span text:style-name="T307">./analog </text:span></text:span><text:span text:style-name="Police_20_par_20_défaut"><text:span text:style-name="T308">Tests</text:span></text:span><text:span text:style-name="Police_20_par_20_défaut"><text:span text:style-name="T307">/testLogFile.log</text:span></text:span><text:span text:style-name="Police_20_par_20_défaut"><text:span text:style-name="T323"> -i -g graphe.dot<text:line-break/></text:span></text:span><text:span text:style-name="Police_20_par_20_défaut"><text:span text:style-name="T265">std.out :</text:span></text:span><text:span text:style-name="Police_20_par_20_défaut"><text:span text:style-name="T323"><text:line-break/></text:span></text:span><text:span text:style-name="Police_20_par_20_défaut"><text:span text:style-name="T232">Dot-file graphe.dot generated</text:span></text:span><text:span text:style-name="Police_20_par_20_défaut"><text:span text:style-name="T323"><text:line-break/></text:span></text:span><text:span text:style-name="Police_20_par_20_défaut"><text:span text:style-name="T230">/temps/style_emploi_du_temps.css (1 hits)<text:line-break/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263">graphe.dot.</text:span></text:span><text:span text:style-name="Police_20_par_20_défaut"><text:span text:style-name="T266">outfile</text:span></text:span><text:span text:style-name="Police_20_par_20_défaut"><text:span text:style-name="T263"> :</text:span></text:span><text:span text:style-name="Police_20_par_20_défaut"><text:span text:style-name="T233"><text:line-break/>digraph {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/temps/4IF15.html" -&gt; "/temps/style_emploi_du_temps.css" [label="1"];<text:line-break/>}</text:span></text:span></text:p>
      <text:p text:style-name="P25"><text:span text:style-name="Police_20_par_20_défaut"><text:span text:style-name="T2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David</meta:initial-creator>
    <meta:creation-date>2014-10-16T14:55:00Z</meta:creation-date>
    <dc:date>2014-12-14T15:41:17.244426579</dc:date>
    <meta:editing-cycles>814</meta:editing-cycles>
    <meta:editing-duration>PT12H13M4S</meta:editing-duration>
    <dc:creator>David Wobrock</dc:creator>
    <meta:document-statistic meta:table-count="1" meta:image-count="0" meta:object-count="0" meta:page-count="16" meta:paragraph-count="109" meta:word-count="2651" meta:character-count="19335" meta:non-whitespace-character-count="16689"/>
    <meta:template xlink:type="simple" xlink:actuate="onRequest" xlink:title="" xlink:href="../../../../var/tmp/CR_B3308_Touzard_Wobrock.odt/Normal"/>
  </office:meta>
</office:document-meta>
</file>